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5" style:family="table-cell" style:parent-style-name="Default">
      <style:table-cell-properties fo:background-color="#adc5e7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e5ca"/>
    </style:style>
    <style:style style:name="ce31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e0efd4"/>
    </style: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dfcce4"/>
    </style:style>
    <style:style style:name="ce14" style:family="table-cell" style:parent-style-name="Default">
      <style:table-cell-properties fo:background-color="#fff450"/>
    </style:style>
    <style:style style:name="ce6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/>
    </style:style>
    <style:style style:name="ce12" style:family="table-cell" style:parent-style-name="Default">
      <style:table-cell-properties fo:background-color="#faa61a"/>
    </style:style>
    <style:style style:name="ce8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22"/>
    <style:style style:name="ce19" style:family="table-cell" style:parent-style-name="Default" style:data-style-name="N122">
      <style:table-cell-properties fo:background-color="#e0efd4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ackground-color="#e0efd4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vg for 1000 trial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number-columns-repeated="3" table:default-cell-style-name="ce31"/>
        <table:table-column table:style-name="co1" table:default-cell-style-name="Default"/>
        <table:table-row table:style-name="ro1">
          <table:table-cell table:style-name="ce15" office:value-type="string" calcext:value-type="string">
            <text:p>01_01</text:p>
          </table:table-cell>
          <table:table-cell table:style-name="ce15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xz</text:p>
          </table:table-cell>
          <table:table-cell table:style-name="ce8" office:value-type="string" calcext:value-type="string">
            <text:p>yz</text:p>
          </table:table-cell>
          <table:table-cell table:style-name="ce8" office:value-type="string" calcext:value-type="string">
            <text:p>xyz</text:p>
          </table:table-cell>
          <table:table-cell table:style-name="ce16" office:value-type="string" calcext:value-type="string">
            <text:p>baseline</text:p>
          </table:table-cell>
          <table:table-cell/>
          <table:table-cell table:style-name="ce30" table:number-columns-repeated="3"/>
          <table:table-cell/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1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.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3]/3" office:value-type="float" office:value="0" calcext:value-type="float">
            <text:p>0</text:p>
          </table:table-cell>
          <table:table-cell table:style-name="ce11" table:formula="of:=[.D3]/3" office:value-type="float" office:value="0.502" calcext:value-type="float">
            <text:p>0.502</text:p>
          </table:table-cell>
          <table:table-cell table:style-name="ce11" table:formula="of:=[.E3]/3" office:value-type="float" office:value="0.666666666666667" calcext:value-type="float">
            <text:p>0.666666666666667</text:p>
          </table:table-cell>
          <table:table-cell table:style-name="ce11" table:formula="of:=[.F3]/3" office:value-type="float" office:value="0.504333333333333" calcext:value-type="float">
            <text:p>0.504333333333333</text:p>
          </table:table-cell>
          <table:table-cell table:style-name="ce11" table:formula="of:=[.G3]/3" office:value-type="float" office:value="0.333333333333333" calcext:value-type="float">
            <text:p>0.333333333333333</text:p>
          </table:table-cell>
          <table:table-cell table:style-name="ce11" table:formula="of:=[.H3]/3" office:value-type="float" office:value="0.666666666666667" calcext:value-type="float">
            <text:p>0.666666666666667</text:p>
          </table:table-cell>
          <table:table-cell table:style-name="ce11" table:formula="of:=[.I3]/3" office:value-type="float" office:value="0.333333333333333" calcext:value-type="float">
            <text:p>0.333333333333333</text:p>
          </table:table-cell>
          <table:table-cell table:style-name="ce11" office:value-type="float" office:value="0.44" calcext:value-type="float">
            <text:p>0.44</text:p>
          </table:table-cell>
          <table:table-cell table:number-columns-repeated="4"/>
          <table:table-cell table:style-name="ce31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01_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14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edit distance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normalized</text:p>
          </table:table-cell>
          <table:table-cell table:style-name="ce12" table:formula="of:=[.C8]/5" office:value-type="float" office:value="0.6458" calcext:value-type="float">
            <text:p>0.6458</text:p>
          </table:table-cell>
          <table:table-cell table:style-name="ce12" table:formula="of:=[.D8]/5" office:value-type="float" office:value="0.8" calcext:value-type="float">
            <text:p>0.8</text:p>
          </table:table-cell>
          <table:table-cell table:style-name="ce12" table:formula="of:=[.E8]/5" office:value-type="float" office:value="0.8" calcext:value-type="float">
            <text:p>0.8</text:p>
          </table:table-cell>
          <table:table-cell table:style-name="ce12" table:formula="of:=[.F8]/5" office:value-type="float" office:value="0.653" calcext:value-type="float">
            <text:p>0.653</text:p>
          </table:table-cell>
          <table:table-cell table:style-name="ce12" table:formula="of:=[.G8]/5" office:value-type="float" office:value="0.4" calcext:value-type="float">
            <text:p>0.4</text:p>
          </table:table-cell>
          <table:table-cell table:style-name="ce12" table:formula="of:=[.H8]/5" office:value-type="float" office:value="0.8" calcext:value-type="float">
            <text:p>0.8</text:p>
          </table:table-cell>
          <table:table-cell table:style-name="ce12" table:formula="of:=[.I8]/5" office:value-type="float" office:value="0.8" calcext:value-type="float">
            <text:p>0.8</text:p>
          </table:table-cell>
          <table:table-cell table:style-name="ce12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01_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14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edit distance</text:p>
          </table:table-cell>
          <table:table-cell office:value-type="float" office:value="3.076" calcext:value-type="float">
            <text:p>3.076</text:p>
          </table:table-cell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  <table:table-cell office:value-type="float" office:value="2" calcext:value-type="float">
            <text:p>2</text:p>
          </table:table-cell>
          <table:table-cell office:value-type="float" office:value="2.954" calcext:value-type="float">
            <text:p>2.954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]/4" office:value-type="float" office:value="0.769" calcext:value-type="float">
            <text:p>0.769</text:p>
          </table:table-cell>
          <table:table-cell table:formula="of:=[.D13]/4" office:value-type="float" office:value="0.5" calcext:value-type="float">
            <text:p>0.5</text:p>
          </table:table-cell>
          <table:table-cell table:formula="of:=[.E13]/4" office:value-type="float" office:value="0.753" calcext:value-type="float">
            <text:p>0.753</text:p>
          </table:table-cell>
          <table:table-cell table:formula="of:=[.F13]/4" office:value-type="float" office:value="0.5" calcext:value-type="float">
            <text:p>0.5</text:p>
          </table:table-cell>
          <table:table-cell table:formula="of:=[.G13]/4" office:value-type="float" office:value="0.7385" calcext:value-type="float">
            <text:p>0.7385</text:p>
          </table:table-cell>
          <table:table-cell table:formula="of:=[.H13]/4" office:value-type="float" office:value="0.7475" calcext:value-type="float">
            <text:p>0.7475</text:p>
          </table:table-cell>
          <table:table-cell table:formula="of:=[.I13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01_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14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edit 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8" calcext:value-type="float">
            <text:p>2.83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]/4" office:value-type="float" office:value="1" calcext:value-type="float">
            <text:p>1</text:p>
          </table:table-cell>
          <table:table-cell table:formula="of:=[.D18]/4" office:value-type="float" office:value="1" calcext:value-type="float">
            <text:p>1</text:p>
          </table:table-cell>
          <table:table-cell table:formula="of:=[.E18]/4" office:value-type="float" office:value="0.703" calcext:value-type="float">
            <text:p>0.703</text:p>
          </table:table-cell>
          <table:table-cell table:formula="of:=[.F18]/4" office:value-type="float" office:value="1" calcext:value-type="float">
            <text:p>1</text:p>
          </table:table-cell>
          <table:table-cell table:formula="of:=[.G18]/4" office:value-type="float" office:value="1" calcext:value-type="float">
            <text:p>1</text:p>
          </table:table-cell>
          <table:table-cell table:formula="of:=[.H18]/4" office:value-type="float" office:value="0.7095" calcext:value-type="float">
            <text:p>0.7095</text:p>
          </table:table-cell>
          <table:table-cell table:formula="of:=[.I18]/4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10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14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edit distance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4333333333333" calcext:value-type="float">
            <text:p>0.164333333333333</text:p>
          </table:table-cell>
          <table:table-cell table:formula="of:=[.D23]/3" office:value-type="float" office:value="0.335333333333333" calcext:value-type="float">
            <text:p>0.335333333333333</text:p>
          </table:table-cell>
          <table:table-cell table:formula="of:=[.E23]/3" office:value-type="float" office:value="0.446333333333333" calcext:value-type="float">
            <text:p>0.446333333333333</text:p>
          </table:table-cell>
          <table:table-cell table:formula="of:=[.F23]/3" office:value-type="float" office:value="0" calcext:value-type="float">
            <text:p>0</text:p>
          </table:table-cell>
          <table:table-cell table:formula="of:=[.G23]/3" office:value-type="float" office:value="0.170333333333333" calcext:value-type="float">
            <text:p>0.170333333333333</text:p>
          </table:table-cell>
          <table:table-cell table:formula="of:=[.H23]/3" office:value-type="float" office:value="0.447333333333333" calcext:value-type="float">
            <text:p>0.447333333333333</text:p>
          </table:table-cell>
          <table:table-cell table:formula="of:=[.I23]/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12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14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8]/3" office:value-type="float" office:value="0.168333333333333" calcext:value-type="float">
            <text:p>0.168333333333333</text:p>
          </table:table-cell>
          <table:table-cell table:formula="of:=[.D28]/3" office:value-type="float" office:value="0.501333333333333" calcext:value-type="float">
            <text:p>0.501333333333333</text:p>
          </table:table-cell>
          <table:table-cell table:formula="of:=[.E28]/3" office:value-type="float" office:value="0.166666666666667" calcext:value-type="float">
            <text:p>0.166666666666667</text:p>
          </table:table-cell>
          <table:table-cell table:formula="of:=[.F28]/3" office:value-type="float" office:value="0.333333333333333" calcext:value-type="float">
            <text:p>0.333333333333333</text:p>
          </table:table-cell>
          <table:table-cell table:formula="of:=[.G28]/3" office:value-type="float" office:value="0.174" calcext:value-type="float">
            <text:p>0.174</text:p>
          </table:table-cell>
          <table:table-cell table:formula="of:=[.H28]/3" office:value-type="float" office:value="0.160666666666667" calcext:value-type="float">
            <text:p>0.160666666666667</text:p>
          </table:table-cell>
          <table:table-cell table:formula="of:=[.I28]/3" office:value-type="float" office:value="0.333333333333333" calcext:value-type="float">
            <text:p>0.333333333333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12_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14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edit distance</text:p>
          </table:table-cell>
          <table:table-cell office:value-type="float" office:value="3.579" calcext:value-type="float">
            <text:p>3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  <table:table-cell office:value-type="float" office:value="3.496" calcext:value-type="float">
            <text:p>3.496</text:p>
          </table:table-cell>
          <table:table-cell table:number-columns-repeated="2" office:value-type="float" office:value="3.476" calcext:value-type="float">
            <text:p>3.4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7158" calcext:value-type="float">
            <text:p>0.7158</text:p>
          </table:table-cell>
          <table:table-cell table:formula="of:=[.D33]/5" office:value-type="float" office:value="0.4648" calcext:value-type="float">
            <text:p>0.4648</text:p>
          </table:table-cell>
          <table:table-cell table:formula="of:=[.E33]/5" office:value-type="float" office:value="0.7008" calcext:value-type="float">
            <text:p>0.7008</text:p>
          </table:table-cell>
          <table:table-cell table:formula="of:=[.F33]/5" office:value-type="float" office:value="0.6" calcext:value-type="float">
            <text:p>0.6</text:p>
          </table:table-cell>
          <table:table-cell table:formula="of:=[.G33]/5" office:value-type="float" office:value="0.6992" calcext:value-type="float">
            <text:p>0.6992</text:p>
          </table:table-cell>
          <table:table-cell table:formula="of:=[.H33]/5" office:value-type="float" office:value="0.6952" calcext:value-type="float">
            <text:p>0.6952</text:p>
          </table:table-cell>
          <table:table-cell table:formula="of:=[.I33]/5" office:value-type="float" office:value="0.6952" calcext:value-type="float">
            <text:p>0.695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1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14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edit distance</text:p>
          </table:table-cell>
          <table:table-cell office:value-type="float" office:value="4.347" calcext:value-type="float">
            <text:p>4.347</text:p>
          </table:table-cell>
          <table:table-cell office:value-type="float" office:value="4.201" calcext:value-type="float">
            <text:p>4.20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85" calcext:value-type="float">
            <text:p>4.185</text:p>
          </table:table-cell>
          <table:table-cell office:value-type="float" office:value="4.331" calcext:value-type="float">
            <text:p>4.331</text:p>
          </table:table-cell>
          <table:table-cell office:value-type="float" office:value="4.291" calcext:value-type="float">
            <text:p>4.291</text:p>
          </table:table-cell>
          <table:table-cell office:value-type="float" office:value="4.336" calcext:value-type="float">
            <text:p>4.3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8]/6" office:value-type="float" office:value="0.7245" calcext:value-type="float">
            <text:p>0.7245</text:p>
          </table:table-cell>
          <table:table-cell table:formula="of:=[.D38]/6" office:value-type="float" office:value="0.700166666666667" calcext:value-type="float">
            <text:p>0.700166666666667</text:p>
          </table:table-cell>
          <table:table-cell table:formula="of:=[.E38]/6" office:value-type="float" office:value="0.728166666666667" calcext:value-type="float">
            <text:p>0.728166666666667</text:p>
          </table:table-cell>
          <table:table-cell table:formula="of:=[.F38]/6" office:value-type="float" office:value="0.6975" calcext:value-type="float">
            <text:p>0.6975</text:p>
          </table:table-cell>
          <table:table-cell table:formula="of:=[.G38]/6" office:value-type="float" office:value="0.721833333333333" calcext:value-type="float">
            <text:p>0.721833333333333</text:p>
          </table:table-cell>
          <table:table-cell table:formula="of:=[.H38]/6" office:value-type="float" office:value="0.715166666666667" calcext:value-type="float">
            <text:p>0.715166666666667</text:p>
          </table:table-cell>
          <table:table-cell table:formula="of:=[.I38]/6" office:value-type="float" office:value="0.722666666666667" calcext:value-type="float">
            <text:p>0.722666666666667</text:p>
          </table:table-cell>
          <table:table-cell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1_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14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edit distance</text:p>
          </table:table-cell>
          <table:table-cell office:value-type="float" office:value="2.45" calcext:value-type="float">
            <text:p>2.45</text:p>
          </table:table-cell>
          <table:table-cell office:value-type="float" office:value="1.48" calcext:value-type="float">
            <text:p>1.48</text:p>
          </table:table-cell>
          <table:table-cell office:value-type="float" office:value="2.315" calcext:value-type="float">
            <text:p>2.315</text:p>
          </table:table-cell>
          <table:table-cell office:value-type="float" office:value="1.487" calcext:value-type="float">
            <text:p>1.487</text:p>
          </table:table-cell>
          <table:table-cell office:value-type="float" office:value="2.319" calcext:value-type="float">
            <text:p>2.319</text:p>
          </table:table-cell>
          <table:table-cell office:value-type="float" office:value="2.317" calcext:value-type="float">
            <text:p>2.317</text:p>
          </table:table-cell>
          <table:table-cell office:value-type="float" office:value="1.525" calcext:value-type="float">
            <text:p>1.5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4" office:value-type="float" office:value="0.6125" calcext:value-type="float">
            <text:p>0.6125</text:p>
          </table:table-cell>
          <table:table-cell table:formula="of:=[.D43]/4" office:value-type="float" office:value="0.37" calcext:value-type="float">
            <text:p>0.37</text:p>
          </table:table-cell>
          <table:table-cell table:formula="of:=[.E43]/4" office:value-type="float" office:value="0.57875" calcext:value-type="float">
            <text:p>0.57875</text:p>
          </table:table-cell>
          <table:table-cell table:formula="of:=[.F43]/4" office:value-type="float" office:value="0.37175" calcext:value-type="float">
            <text:p>0.37175</text:p>
          </table:table-cell>
          <table:table-cell table:formula="of:=[.G43]/4" office:value-type="float" office:value="0.57975" calcext:value-type="float">
            <text:p>0.57975</text:p>
          </table:table-cell>
          <table:table-cell table:formula="of:=[.H43]/4" office:value-type="float" office:value="0.57925" calcext:value-type="float">
            <text:p>0.57925</text:p>
          </table:table-cell>
          <table:table-cell table:formula="of:=[.I43]/4" office:value-type="float" office:value="0.38125" calcext:value-type="float">
            <text:p>0.3812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1_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1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edit distance</text:p>
          </table:table-cell>
          <table:table-cell office:value-type="float" office:value="5.269" calcext:value-type="float">
            <text:p>5.269</text:p>
          </table:table-cell>
          <table:table-cell office:value-type="float" office:value="5.582" calcext:value-type="float">
            <text:p>5.582</text:p>
          </table:table-cell>
          <table:table-cell office:value-type="float" office:value="5.64" calcext:value-type="float">
            <text:p>5.64</text:p>
          </table:table-cell>
          <table:table-cell office:value-type="float" office:value="5.111" calcext:value-type="float">
            <text:p>5.111</text:p>
          </table:table-cell>
          <table:table-cell office:value-type="float" office:value="5.501" calcext:value-type="float">
            <text:p>5.501</text:p>
          </table:table-cell>
          <table:table-cell office:value-type="float" office:value="5.595" calcext:value-type="float">
            <text:p>5.595</text:p>
          </table:table-cell>
          <table:table-cell office:value-type="float" office:value="5.502" calcext:value-type="float">
            <text:p>5.5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8]/7" office:value-type="float" office:value="0.752714285714286" calcext:value-type="float">
            <text:p>0.752714285714286</text:p>
          </table:table-cell>
          <table:table-cell table:formula="of:=[.D48]/7" office:value-type="float" office:value="0.797428571428571" calcext:value-type="float">
            <text:p>0.797428571428571</text:p>
          </table:table-cell>
          <table:table-cell table:formula="of:=[.E48]/7" office:value-type="float" office:value="0.805714285714286" calcext:value-type="float">
            <text:p>0.805714285714286</text:p>
          </table:table-cell>
          <table:table-cell table:formula="of:=[.F48]/7" office:value-type="float" office:value="0.730142857142857" calcext:value-type="float">
            <text:p>0.730142857142857</text:p>
          </table:table-cell>
          <table:table-cell table:formula="of:=[.G48]/7" office:value-type="float" office:value="0.785857142857143" calcext:value-type="float">
            <text:p>0.785857142857143</text:p>
          </table:table-cell>
          <table:table-cell table:formula="of:=[.H48]/7" office:value-type="float" office:value="0.799285714285714" calcext:value-type="float">
            <text:p>0.799285714285714</text:p>
          </table:table-cell>
          <table:table-cell table:formula="of:=[.I48]/7" office:value-type="float" office:value="0.786" calcext:value-type="float">
            <text:p>0.786</text:p>
          </table:table-cell>
          <table:table-cell office:value-type="float" office:value="0.756" calcext:value-type="float">
            <text:p>0.7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2_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14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edit distance</text:p>
          </table:table-cell>
          <table:table-cell office:value-type="float" office:value="4.37" calcext:value-type="float">
            <text:p>4.37</text:p>
          </table:table-cell>
          <table:table-cell office:value-type="float" office:value="3.325" calcext:value-type="float">
            <text:p>3.325</text:p>
          </table:table-cell>
          <table:table-cell office:value-type="float" office:value="4.379" calcext:value-type="float">
            <text:p>4.379</text:p>
          </table:table-cell>
          <table:table-cell office:value-type="float" office:value="3.56" calcext:value-type="float">
            <text:p>3.56</text:p>
          </table:table-cell>
          <table:table-cell office:value-type="float" office:value="4.331" calcext:value-type="float">
            <text:p>4.331</text:p>
          </table:table-cell>
          <table:table-cell office:value-type="float" office:value="4.354" calcext:value-type="float">
            <text:p>4.354</text:p>
          </table:table-cell>
          <table:table-cell office:value-type="float" office:value="4.313" calcext:value-type="float">
            <text:p>4.313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53]/6" office:value-type="float" office:value="0.728333333333333" calcext:value-type="float">
            <text:p>0.728333333333333</text:p>
          </table:table-cell>
          <table:table-cell table:style-name="ce11" table:formula="of:=[.D53]/6" office:value-type="float" office:value="0.554166666666667" calcext:value-type="float">
            <text:p>0.554166666666667</text:p>
          </table:table-cell>
          <table:table-cell table:style-name="ce11" table:formula="of:=[.E53]/6" office:value-type="float" office:value="0.729833333333333" calcext:value-type="float">
            <text:p>0.729833333333333</text:p>
          </table:table-cell>
          <table:table-cell table:style-name="ce11" table:formula="of:=[.F53]/6" office:value-type="float" office:value="0.593333333333333" calcext:value-type="float">
            <text:p>0.593333333333333</text:p>
          </table:table-cell>
          <table:table-cell table:style-name="ce11" table:formula="of:=[.G53]/6" office:value-type="float" office:value="0.721833333333333" calcext:value-type="float">
            <text:p>0.721833333333333</text:p>
          </table:table-cell>
          <table:table-cell table:style-name="ce11" table:formula="of:=[.H53]/6" office:value-type="float" office:value="0.725666666666667" calcext:value-type="float">
            <text:p>0.725666666666667</text:p>
          </table:table-cell>
          <table:table-cell table:style-name="ce11" table:formula="of:=[.I53]/6" office:value-type="float" office:value="0.718833333333333" calcext:value-type="float">
            <text:p>0.718833333333333</text:p>
          </table:table-cell>
          <table:table-cell table:style-name="ce11"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2_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9"/>
          <table:table-cell table:number-columns-repeated="12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edit distance</text:p>
          </table:table-cell>
          <table:table-cell office:value-type="float" office:value="7.15" calcext:value-type="float">
            <text:p>7.15</text:p>
          </table:table-cell>
          <table:table-cell office:value-type="float" office:value="7.647" calcext:value-type="float">
            <text:p>7.647</text:p>
          </table:table-cell>
          <table:table-cell office:value-type="float" office:value="6.914" calcext:value-type="float">
            <text:p>6.914</text:p>
          </table:table-cell>
          <table:table-cell office:value-type="float" office:value="7.539" calcext:value-type="float">
            <text:p>7.539</text:p>
          </table:table-cell>
          <table:table-cell office:value-type="float" office:value="7.238" calcext:value-type="float">
            <text:p>7.238</text:p>
          </table:table-cell>
          <table:table-cell office:value-type="float" office:value="6.923" calcext:value-type="float">
            <text:p>6.923</text:p>
          </table:table-cell>
          <table:table-cell office:value-type="float" office:value="7.338" calcext:value-type="float">
            <text:p>7.3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8]/9" office:value-type="float" office:value="0.794444444444444" calcext:value-type="float">
            <text:p>0.794444444444444</text:p>
          </table:table-cell>
          <table:table-cell table:formula="of:=[.D58]/9" office:value-type="float" office:value="0.849666666666667" calcext:value-type="float">
            <text:p>0.849666666666667</text:p>
          </table:table-cell>
          <table:table-cell table:formula="of:=[.E58]/9" office:value-type="float" office:value="0.768222222222222" calcext:value-type="float">
            <text:p>0.768222222222222</text:p>
          </table:table-cell>
          <table:table-cell table:formula="of:=[.F58]/9" office:value-type="float" office:value="0.837666666666667" calcext:value-type="float">
            <text:p>0.837666666666667</text:p>
          </table:table-cell>
          <table:table-cell table:formula="of:=[.G58]/9" office:value-type="float" office:value="0.804222222222222" calcext:value-type="float">
            <text:p>0.804222222222222</text:p>
          </table:table-cell>
          <table:table-cell table:formula="of:=[.H58]/9" office:value-type="float" office:value="0.769222222222222" calcext:value-type="float">
            <text:p>0.769222222222222</text:p>
          </table:table-cell>
          <table:table-cell table:formula="of:=[.I58]/9" office:value-type="float" office:value="0.815333333333333" calcext:value-type="float">
            <text:p>0.815333333333333</text:p>
          </table:table-cell>
          <table:table-cell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4_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14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edit distance</text:p>
          </table:table-cell>
          <table:table-cell office:value-type="float" office:value="3.367" calcext:value-type="float">
            <text:p>3.367</text:p>
          </table:table-cell>
          <table:table-cell office:value-type="float" office:value="4.263" calcext:value-type="float">
            <text:p>4.2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4.155" calcext:value-type="float">
            <text:p>4.15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734" calcext:value-type="float">
            <text:p>0.6734</text:p>
          </table:table-cell>
          <table:table-cell table:formula="of:=[.D63]/5" office:value-type="float" office:value="0.8526" calcext:value-type="float">
            <text:p>0.8526</text:p>
          </table:table-cell>
          <table:table-cell table:formula="of:=[.E63]/5" office:value-type="float" office:value="0.8356" calcext:value-type="float">
            <text:p>0.8356</text:p>
          </table:table-cell>
          <table:table-cell table:formula="of:=[.F63]/5" office:value-type="float" office:value="0.8478" calcext:value-type="float">
            <text:p>0.8478</text:p>
          </table:table-cell>
          <table:table-cell table:formula="of:=[.G63]/5" office:value-type="float" office:value="0.8" calcext:value-type="float">
            <text:p>0.8</text:p>
          </table:table-cell>
          <table:table-cell table:formula="of:=[.H63]/5" office:value-type="float" office:value="0.831" calcext:value-type="float">
            <text:p>0.831</text:p>
          </table:table-cell>
          <table:table-cell table:formula="of:=[.I63]/5"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4_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14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" calcext:value-type="float">
            <text:p>0.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8]/2" office:value-type="float" office:value="0.2525" calcext:value-type="float">
            <text:p>0.2525</text:p>
          </table:table-cell>
          <table:table-cell table:formula="of:=[.D68]/2" office:value-type="float" office:value="0.2485" calcext:value-type="float">
            <text:p>0.2485</text:p>
          </table:table-cell>
          <table:table-cell table:formula="of:=[.E68]/2" office:value-type="float" office:value="0.2805" calcext:value-type="float">
            <text:p>0.2805</text:p>
          </table:table-cell>
          <table:table-cell table:formula="of:=[.F68]/2" office:value-type="float" office:value="0.256" calcext:value-type="float">
            <text:p>0.256</text:p>
          </table:table-cell>
          <table:table-cell table:formula="of:=[.G68]/2" office:value-type="float" office:value="0.241" calcext:value-type="float">
            <text:p>0.241</text:p>
          </table:table-cell>
          <table:table-cell table:formula="of:=[.H68]/2" office:value-type="float" office:value="0.2545" calcext:value-type="float">
            <text:p>0.2545</text:p>
          </table:table-cell>
          <table:table-cell table:formula="of:=[.I68]/2"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4_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14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edit distance</text:p>
          </table:table-cell>
          <table:table-cell office:value-type="float" office:value="4.343" calcext:value-type="float">
            <text:p>4.3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22" calcext:value-type="float">
            <text:p>4.522</text:p>
          </table:table-cell>
          <table:table-cell office:value-type="float" office:value="4.336" calcext:value-type="float">
            <text:p>4.336</text:p>
          </table:table-cell>
          <table:table-cell office:value-type="float" office:value="4.5" calcext:value-type="float">
            <text:p>4.5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2" calcext:value-type="float">
            <text:p>2.482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3]/5" office:value-type="float" office:value="0.8686" calcext:value-type="float">
            <text:p>0.8686</text:p>
          </table:table-cell>
          <table:table-cell table:style-name="ce11" table:formula="of:=[.D73]/5" office:value-type="float" office:value="0.9054" calcext:value-type="float">
            <text:p>0.9054</text:p>
          </table:table-cell>
          <table:table-cell table:style-name="ce11" table:formula="of:=[.E73]/5" office:value-type="float" office:value="0.9044" calcext:value-type="float">
            <text:p>0.9044</text:p>
          </table:table-cell>
          <table:table-cell table:style-name="ce11" table:formula="of:=[.F73]/5" office:value-type="float" office:value="0.8672" calcext:value-type="float">
            <text:p>0.8672</text:p>
          </table:table-cell>
          <table:table-cell table:style-name="ce11" table:formula="of:=[.G73]/5" office:value-type="float" office:value="0.9" calcext:value-type="float">
            <text:p>0.9</text:p>
          </table:table-cell>
          <table:table-cell table:style-name="ce11" table:formula="of:=[.H73]/5" office:value-type="float" office:value="0.4968" calcext:value-type="float">
            <text:p>0.4968</text:p>
          </table:table-cell>
          <table:table-cell table:style-name="ce11" table:formula="of:=[.I73]/5" office:value-type="float" office:value="0.4964" calcext:value-type="float">
            <text:p>0.4964</text:p>
          </table:table-cell>
          <table:table-cell table:style-name="ce11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6_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14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edit distance</text:p>
          </table:table-cell>
          <table:table-cell office:value-type="float" office:value="3.433" calcext:value-type="float">
            <text:p>3.433</text:p>
          </table:table-cell>
          <table:table-cell office:value-type="float" office:value="2.922" calcext:value-type="float">
            <text:p>2.922</text:p>
          </table:table-cell>
          <table:table-cell office:value-type="float" office:value="3.008" calcext:value-type="float">
            <text:p>3.008</text:p>
          </table:table-cell>
          <table:table-cell office:value-type="float" office:value="2.98" calcext:value-type="float">
            <text:p>2.98</text:p>
          </table:table-cell>
          <table:table-cell office:value-type="float" office:value="4" calcext:value-type="float">
            <text:p>4</text:p>
          </table:table-cell>
          <table:table-cell office:value-type="float" office:value="2.971" calcext:value-type="float">
            <text:p>2.97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8]/5" office:value-type="float" office:value="0.6866" calcext:value-type="float">
            <text:p>0.6866</text:p>
          </table:table-cell>
          <table:table-cell table:style-name="ce11" table:formula="of:=[.D78]/5" office:value-type="float" office:value="0.5844" calcext:value-type="float">
            <text:p>0.5844</text:p>
          </table:table-cell>
          <table:table-cell table:style-name="ce11" table:formula="of:=[.E78]/5" office:value-type="float" office:value="0.6016" calcext:value-type="float">
            <text:p>0.6016</text:p>
          </table:table-cell>
          <table:table-cell table:style-name="ce11" table:formula="of:=[.F78]/5" office:value-type="float" office:value="0.596" calcext:value-type="float">
            <text:p>0.596</text:p>
          </table:table-cell>
          <table:table-cell table:style-name="ce11" table:formula="of:=[.G78]/5" office:value-type="float" office:value="0.8" calcext:value-type="float">
            <text:p>0.8</text:p>
          </table:table-cell>
          <table:table-cell table:style-name="ce11" table:formula="of:=[.H78]/5" office:value-type="float" office:value="0.5942" calcext:value-type="float">
            <text:p>0.5942</text:p>
          </table:table-cell>
          <table:table-cell table:style-name="ce11" table:formula="of:=[.I78]/5" office:value-type="float" office:value="0.8" calcext:value-type="float">
            <text:p>0.8</text:p>
          </table:table-cell>
          <table:table-cell table:style-name="ce11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4]/5" office:value-type="float" office:value="0.1952" calcext:value-type="float">
            <text:p>0.1952</text:p>
          </table:table-cell>
          <table:table-cell table:formula="of:=[.D84]/5" office:value-type="float" office:value="0.4778" calcext:value-type="float">
            <text:p>0.4778</text:p>
          </table:table-cell>
          <table:table-cell table:formula="of:=[.E84]/5" office:value-type="float" office:value="0.4672" calcext:value-type="float">
            <text:p>0.4672</text:p>
          </table:table-cell>
          <table:table-cell table:formula="of:=[.F84]/5" office:value-type="float" office:value="0.2" calcext:value-type="float">
            <text:p>0.2</text:p>
          </table:table-cell>
          <table:table-cell table:formula="of:=[.G84]/5" office:value-type="float" office:value="0.306" calcext:value-type="float">
            <text:p>0.306</text:p>
          </table:table-cell>
          <table:table-cell table:formula="of:=[.H84]/5" office:value-type="float" office:value="0.4728" calcext:value-type="float">
            <text:p>0.4728</text:p>
          </table:table-cell>
          <table:table-cell table:formula="of:=[.I84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509" calcext:value-type="float">
            <text:p>0.509</text:p>
          </table:table-cell>
          <table:table-cell office:value-type="float" office:value="2.65" calcext:value-type="float">
            <text:p>2.65</text:p>
          </table:table-cell>
          <table:table-cell office:value-type="float" office:value="2.703" calcext:value-type="float">
            <text:p>2.7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41" calcext:value-type="float">
            <text:p>2.64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6]/5" office:value-type="float" office:value="0.1018" calcext:value-type="float">
            <text:p>0.1018</text:p>
          </table:table-cell>
          <table:table-cell table:formula="of:=[.D96]/5" office:value-type="float" office:value="0.53" calcext:value-type="float">
            <text:p>0.53</text:p>
          </table:table-cell>
          <table:table-cell table:formula="of:=[.E96]/5" office:value-type="float" office:value="0.5406" calcext:value-type="float">
            <text:p>0.5406</text:p>
          </table:table-cell>
          <table:table-cell table:formula="of:=[.F96]/5" office:value-type="float" office:value="0" calcext:value-type="float">
            <text:p>0</text:p>
          </table:table-cell>
          <table:table-cell table:formula="of:=[.G96]/5" office:value-type="float" office:value="0.4" calcext:value-type="float">
            <text:p>0.4</text:p>
          </table:table-cell>
          <table:table-cell table:formula="of:=[.H96]/5" office:value-type="float" office:value="0.5282" calcext:value-type="float">
            <text:p>0.5282</text:p>
          </table:table-cell>
          <table:table-cell table:formula="of:=[.I96]/5" office:value-type="float" office:value="0.4" calcext:value-type="float">
            <text:p>0.4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485" calcext:value-type="float">
            <text:p>0.485</text:p>
          </table:table-cell>
          <table:table-cell office:value-type="float" office:value="2.341" calcext:value-type="float">
            <text:p>2.341</text:p>
          </table:table-cell>
          <table:table-cell office:value-type="float" office:value="2.274" calcext:value-type="float">
            <text:p>2.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" calcext:value-type="float">
            <text:p>2.33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2]/5" office:value-type="float" office:value="0.097" calcext:value-type="float">
            <text:p>0.097</text:p>
          </table:table-cell>
          <table:table-cell table:formula="of:=[.D102]/5" office:value-type="float" office:value="0.4682" calcext:value-type="float">
            <text:p>0.4682</text:p>
          </table:table-cell>
          <table:table-cell table:formula="of:=[.E102]/5" office:value-type="float" office:value="0.4548" calcext:value-type="float">
            <text:p>0.4548</text:p>
          </table:table-cell>
          <table:table-cell table:formula="of:=[.F102]/5" office:value-type="float" office:value="0.2" calcext:value-type="float">
            <text:p>0.2</text:p>
          </table:table-cell>
          <table:table-cell table:formula="of:=[.G102]/5" office:value-type="float" office:value="0.2" calcext:value-type="float">
            <text:p>0.2</text:p>
          </table:table-cell>
          <table:table-cell table:formula="of:=[.H102]/5" office:value-type="float" office:value="0.4666" calcext:value-type="float">
            <text:p>0.4666</text:p>
          </table:table-cell>
          <table:table-cell table:formula="of:=[.I102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1.489" calcext:value-type="float">
            <text:p>1.489</text:p>
          </table:table-cell>
          <table:table-cell office:value-type="float" office:value="1.325" calcext:value-type="float">
            <text:p>1.325</text:p>
          </table:table-cell>
          <table:table-cell office:value-type="float" office:value="1.304" calcext:value-type="float">
            <text:p>1.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4" calcext:value-type="float">
            <text:p>1.3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8]/5" office:value-type="float" office:value="0.2978" calcext:value-type="float">
            <text:p>0.2978</text:p>
          </table:table-cell>
          <table:table-cell table:formula="of:=[.D108]/5" office:value-type="float" office:value="0.265" calcext:value-type="float">
            <text:p>0.265</text:p>
          </table:table-cell>
          <table:table-cell table:formula="of:=[.E108]/5" office:value-type="float" office:value="0.2608" calcext:value-type="float">
            <text:p>0.2608</text:p>
          </table:table-cell>
          <table:table-cell table:formula="of:=[.F108]/5" office:value-type="float" office:value="0.4" calcext:value-type="float">
            <text:p>0.4</text:p>
          </table:table-cell>
          <table:table-cell table:formula="of:=[.G108]/5" office:value-type="float" office:value="0" calcext:value-type="float">
            <text:p>0</text:p>
          </table:table-cell>
          <table:table-cell table:formula="of:=[.H108]/5" office:value-type="float" office:value="0.2748" calcext:value-type="float">
            <text:p>0.2748</text:p>
          </table:table-cell>
          <table:table-cell table:formula="of:=[.I108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1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j,m,s,c,b</text:p>
          </table:table-cell>
          <table:table-cell table:number-columns-repeated="14"/>
        </table:table-row>
        <table:table-row table:style-name="ro1">
          <table:table-cell table:style-name="ce31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14]/3" office:value-type="float" office:value="0.168" calcext:value-type="float">
            <text:p>0.168</text:p>
          </table:table-cell>
          <table:table-cell table:style-name="ce32" table:formula="of:=[.D114]/3" office:value-type="float" office:value="0.169666666666667" calcext:value-type="float">
            <text:p>0.170</text:p>
          </table:table-cell>
          <table:table-cell table:style-name="ce32" table:formula="of:=[.E114]/3" office:value-type="float" office:value="0.495666666666667" calcext:value-type="float">
            <text:p>0.496</text:p>
          </table:table-cell>
          <table:table-cell table:style-name="ce32" table:formula="of:=[.F114]/3" office:value-type="float" office:value="0.160666666666667" calcext:value-type="float">
            <text:p>0.161</text:p>
          </table:table-cell>
          <table:table-cell table:style-name="ce32" table:formula="of:=[.G114]/3" office:value-type="float" office:value="0.333333333333333" calcext:value-type="float">
            <text:p>0.333</text:p>
          </table:table-cell>
          <table:table-cell table:style-name="ce32" table:formula="of:=[.H114]/3" office:value-type="float" office:value="0.501666666666667" calcext:value-type="float">
            <text:p>0.502</text:p>
          </table:table-cell>
          <table:table-cell table:style-name="ce32" table:formula="of:=[.I11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2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j,u,m,c,s,g,b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0"/>
          <table:table-cell office:value-type="string" calcext:value-type="string">
            <text:p>normalized</text:p>
          </table:table-cell>
          <table:table-cell table:style-name="ce32" table:formula="of:=[.C119]/3" office:value-type="float" office:value="0.168" calcext:value-type="float">
            <text:p>0.168</text:p>
          </table:table-cell>
          <table:table-cell table:style-name="ce32" table:formula="of:=[.D119]/3" office:value-type="float" office:value="0.169666666666667" calcext:value-type="float">
            <text:p>0.170</text:p>
          </table:table-cell>
          <table:table-cell table:style-name="ce32" table:formula="of:=[.E119]/3" office:value-type="float" office:value="0.495666666666667" calcext:value-type="float">
            <text:p>0.496</text:p>
          </table:table-cell>
          <table:table-cell table:style-name="ce32" table:formula="of:=[.F119]/3" office:value-type="float" office:value="0.160666666666667" calcext:value-type="float">
            <text:p>0.161</text:p>
          </table:table-cell>
          <table:table-cell table:style-name="ce32" table:formula="of:=[.G119]/3" office:value-type="float" office:value="0.333333333333333" calcext:value-type="float">
            <text:p>0.333</text:p>
          </table:table-cell>
          <table:table-cell table:style-name="ce32" table:formula="of:=[.H119]/3" office:value-type="float" office:value="0.501666666666667" calcext:value-type="float">
            <text:p>0.502</text:p>
          </table:table-cell>
          <table:table-cell table:style-name="ce32" table:formula="of:=[.I119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3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j,m,s,g,c,b</text:p>
          </table:table-cell>
          <table:table-cell table:number-columns-repeated="14"/>
        </table:table-row>
        <table:table-row table:style-name="ro1">
          <table:table-cell table:style-name="ce31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24]/3" office:value-type="float" office:value="0.168" calcext:value-type="float">
            <text:p>0.168</text:p>
          </table:table-cell>
          <table:table-cell table:style-name="ce32" table:formula="of:=[.D124]/3" office:value-type="float" office:value="0.169666666666667" calcext:value-type="float">
            <text:p>0.170</text:p>
          </table:table-cell>
          <table:table-cell table:style-name="ce32" table:formula="of:=[.E124]/3" office:value-type="float" office:value="0.495666666666667" calcext:value-type="float">
            <text:p>0.496</text:p>
          </table:table-cell>
          <table:table-cell table:style-name="ce32" table:formula="of:=[.F124]/3" office:value-type="float" office:value="0.160666666666667" calcext:value-type="float">
            <text:p>0.161</text:p>
          </table:table-cell>
          <table:table-cell table:style-name="ce32" table:formula="of:=[.G124]/3" office:value-type="float" office:value="0.333333333333333" calcext:value-type="float">
            <text:p>0.333</text:p>
          </table:table-cell>
          <table:table-cell table:style-name="ce32" table:formula="of:=[.H124]/3" office:value-type="float" office:value="0.501666666666667" calcext:value-type="float">
            <text:p>0.502</text:p>
          </table:table-cell>
          <table:table-cell table:style-name="ce32" table:formula="of:=[.I12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4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j,m,c,s,b,g</text:p>
          </table:table-cell>
          <table:table-cell table:number-columns-repeated="14"/>
        </table:table-row>
        <table:table-row table:style-name="ro1">
          <table:table-cell table:style-name="ce31" office:value-type="string" calcext:value-type="string">
            <text:p>abcb</text:p>
          </table:table-cell>
          <table:table-cell office:value-type="string" calcext:value-type="string">
            <text:p>edit distance</text:p>
          </table:table-cell>
          <table:table-cell office:value-type="float" office:value="1.481" calcext:value-type="float">
            <text:p>1.481</text:p>
          </table:table-cell>
          <table:table-cell office:value-type="float" office:value="2.508" calcext:value-type="float">
            <text:p>2.508</text:p>
          </table:table-cell>
          <table:table-cell office:value-type="float" office:value="2.477" calcext:value-type="float">
            <text:p>2.4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07" calcext:value-type="float">
            <text:p>2.50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29]/4" office:value-type="float" office:value="0.37025" calcext:value-type="float">
            <text:p>0.370</text:p>
          </table:table-cell>
          <table:table-cell table:formula="of:=[.D129]/4" office:value-type="float" office:value="0.627" calcext:value-type="float">
            <text:p>0.627</text:p>
          </table:table-cell>
          <table:table-cell table:style-name="ce32" table:formula="of:=[.E129]/4" office:value-type="float" office:value="0.61925" calcext:value-type="float">
            <text:p>0.619</text:p>
          </table:table-cell>
          <table:table-cell table:formula="of:=[.F129]/4" office:value-type="float" office:value="0.25" calcext:value-type="float">
            <text:p>0.25</text:p>
          </table:table-cell>
          <table:table-cell table:formula="of:=[.G129]/4" office:value-type="float" office:value="0.5" calcext:value-type="float">
            <text:p>0.5</text:p>
          </table:table-cell>
          <table:table-cell table:style-name="ce32" table:formula="of:=[.H129]/4" office:value-type="float" office:value="0.62675" calcext:value-type="float">
            <text:p>0.627</text:p>
          </table:table-cell>
          <table:table-cell table:formula="of:=[.I129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5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m,j,s,g,c,b</text:p>
          </table:table-cell>
          <table:table-cell table:number-columns-repeated="14"/>
        </table:table-row>
        <table:table-row table:style-name="ro1">
          <table:table-cell table:style-name="ce31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formula="of:=[.C134]/3" office:value-type="float" office:value="0.168" calcext:value-type="float">
            <text:p>0.168</text:p>
          </table:table-cell>
          <table:table-cell table:style-name="ce32" table:formula="of:=[.D134]/3" office:value-type="float" office:value="0.169666666666667" calcext:value-type="float">
            <text:p>0.170</text:p>
          </table:table-cell>
          <table:table-cell table:style-name="ce32" table:formula="of:=[.E134]/3" office:value-type="float" office:value="0.495666666666667" calcext:value-type="float">
            <text:p>0.496</text:p>
          </table:table-cell>
          <table:table-cell table:style-name="ce32" table:formula="of:=[.F134]/3" office:value-type="float" office:value="0.160666666666667" calcext:value-type="float">
            <text:p>0.161</text:p>
          </table:table-cell>
          <table:table-cell table:style-name="ce32" table:formula="of:=[.G134]/3" office:value-type="float" office:value="0.333333333333333" calcext:value-type="float">
            <text:p>0.333</text:p>
          </table:table-cell>
          <table:table-cell table:style-name="ce32" table:formula="of:=[.H134]/3" office:value-type="float" office:value="0.501666666666667" calcext:value-type="float">
            <text:p>0.502</text:p>
          </table:table-cell>
          <table:table-cell table:style-name="ce32" table:formula="of:=[.I13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31"/>
          <table:table-cell table:number-columns-repeated="2"/>
          <table:table-cell table:style-name="ce32" table:number-columns-repeated="3"/>
          <table:table-cell/>
          <table:table-cell table:style-name="ce32"/>
          <table:table-cell table:number-columns-repeated="7"/>
        </table:table-row>
        <table:table-row table:style-name="ro1">
          <table:table-cell office:value-type="string" calcext:value-type="string">
            <text:p>VR6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j,m,c,s,g,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39]/3" office:value-type="float" office:value="0.168" calcext:value-type="float">
            <text:p>0.168</text:p>
          </table:table-cell>
          <table:table-cell table:style-name="ce32" table:formula="of:=[.D139]/3" office:value-type="float" office:value="0.169666666666667" calcext:value-type="float">
            <text:p>0.170</text:p>
          </table:table-cell>
          <table:table-cell table:style-name="ce32" table:formula="of:=[.E139]/3" office:value-type="float" office:value="0.495666666666667" calcext:value-type="float">
            <text:p>0.496</text:p>
          </table:table-cell>
          <table:table-cell table:style-name="ce32" table:formula="of:=[.F139]/3" office:value-type="float" office:value="0.160666666666667" calcext:value-type="float">
            <text:p>0.161</text:p>
          </table:table-cell>
          <table:table-cell table:style-name="ce32" table:formula="of:=[.G139]/3" office:value-type="float" office:value="0.333333333333333" calcext:value-type="float">
            <text:p>0.333</text:p>
          </table:table-cell>
          <table:table-cell table:style-name="ce32" table:formula="of:=[.H139]/3" office:value-type="float" office:value="0.501666666666667" calcext:value-type="float">
            <text:p>0.502</text:p>
          </table:table-cell>
          <table:table-cell table:style-name="ce32" table:formula="of:=[.I139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31"/>
          <table:table-cell/>
          <table:table-cell table:style-name="ce32" table:number-columns-repeated="4"/>
          <table:table-cell/>
          <table:table-cell table:style-name="ce32"/>
          <table:table-cell table:number-columns-repeated="7"/>
        </table:table-row>
        <table:table-row table:style-name="ro1">
          <table:table-cell office:value-type="string" calcext:value-type="string">
            <text:p>VR7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c,s,g,b,j,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ca</text:p>
          </table:table-cell>
          <table:table-cell office:value-type="string" calcext:value-type="string">
            <text:p>edit distance</text:p>
          </table:table-cell>
          <table:table-cell office:value-type="float" office:value="1.496" calcext:value-type="float">
            <text:p>1.496</text:p>
          </table:table-cell>
          <table:table-cell office:value-type="float" office:value="1.48" calcext:value-type="float">
            <text:p>1.48</text:p>
          </table:table-cell>
          <table:table-cell office:value-type="float" office:value="1.504" calcext:value-type="float">
            <text:p>1.5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84" calcext:value-type="float">
            <text:p>1.4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44]/3" office:value-type="float" office:value="0.498666666666667" calcext:value-type="float">
            <text:p>0.499</text:p>
          </table:table-cell>
          <table:table-cell table:style-name="ce32" table:formula="of:=[.D144]/3" office:value-type="float" office:value="0.493333333333333" calcext:value-type="float">
            <text:p>0.493</text:p>
          </table:table-cell>
          <table:table-cell table:style-name="ce32" table:formula="of:=[.E144]/3" office:value-type="float" office:value="0.501333333333333" calcext:value-type="float">
            <text:p>0.501</text:p>
          </table:table-cell>
          <table:table-cell table:style-name="ce32" table:formula="of:=[.F144]/3" office:value-type="float" office:value="0.666666666666667" calcext:value-type="float">
            <text:p>0.667</text:p>
          </table:table-cell>
          <table:table-cell table:style-name="ce32" table:formula="of:=[.G144]/3" office:value-type="float" office:value="0.333333333333333" calcext:value-type="float">
            <text:p>0.333</text:p>
          </table:table-cell>
          <table:table-cell table:style-name="ce32" table:formula="of:=[.H144]/3" office:value-type="float" office:value="0.494666666666667" calcext:value-type="float">
            <text:p>0.495</text:p>
          </table:table-cell>
          <table:table-cell table:style-name="ce32" table:formula="of:=[.I14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31"/>
          <table:table-cell/>
          <table:table-cell table:style-name="ce32"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VR8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j,m,s,c,b,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a</text:p>
          </table:table-cell>
          <table:table-cell office:value-type="string" calcext:value-type="string">
            <text:p>edit distance</text:p>
          </table:table-cell>
          <table:table-cell office:value-type="float" office:value="1.538" calcext:value-type="float">
            <text:p>1.538</text:p>
          </table:table-cell>
          <table:table-cell office:value-type="float" office:value="2.482" calcext:value-type="float">
            <text:p>2.482</text:p>
          </table:table-cell>
          <table:table-cell office:value-type="float" office:value="2.502" calcext:value-type="float">
            <text:p>2.5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21" calcext:value-type="float">
            <text:p>2.52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49]/4" office:value-type="float" office:value="0.3845" calcext:value-type="float">
            <text:p>0.385</text:p>
          </table:table-cell>
          <table:table-cell table:style-name="ce32" table:formula="of:=[.D149]/4" office:value-type="float" office:value="0.6205" calcext:value-type="float">
            <text:p>0.621</text:p>
          </table:table-cell>
          <table:table-cell table:style-name="ce32" table:formula="of:=[.E149]/4" office:value-type="float" office:value="0.6255" calcext:value-type="float">
            <text:p>0.626</text:p>
          </table:table-cell>
          <table:table-cell table:formula="of:=[.F149]/4" office:value-type="float" office:value="0.25" calcext:value-type="float">
            <text:p>0.25</text:p>
          </table:table-cell>
          <table:table-cell table:formula="of:=[.G149]/4" office:value-type="float" office:value="0.5" calcext:value-type="float">
            <text:p>0.5</text:p>
          </table:table-cell>
          <table:table-cell table:style-name="ce32" table:formula="of:=[.H149]/4" office:value-type="float" office:value="0.63025" calcext:value-type="float">
            <text:p>0.630</text:p>
          </table:table-cell>
          <table:table-cell table:formula="of:=[.I149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 table:style-name="ce31"/>
          <table:table-cell/>
          <table:table-cell table:style-name="ce32" table:number-columns-repeated="3"/>
          <table:table-cell table:number-columns-repeated="2"/>
          <table:table-cell table:style-name="ce32"/>
          <table:table-cell table:number-columns-repeated="7"/>
        </table:table-row>
        <table:table-row table:style-name="ro1">
          <table:table-cell office:value-type="string" calcext:value-type="string">
            <text:p>VR9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j,m,s,c,g,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formula="of:=[.C154]/3" office:value-type="float" office:value="0.168" calcext:value-type="float">
            <text:p>0.168</text:p>
          </table:table-cell>
          <table:table-cell table:style-name="ce32" table:formula="of:=[.D154]/3" office:value-type="float" office:value="0.169666666666667" calcext:value-type="float">
            <text:p>0.170</text:p>
          </table:table-cell>
          <table:table-cell table:style-name="ce32" table:formula="of:=[.E154]/3" office:value-type="float" office:value="0.495666666666667" calcext:value-type="float">
            <text:p>0.496</text:p>
          </table:table-cell>
          <table:table-cell table:style-name="ce32" table:formula="of:=[.F154]/3" office:value-type="float" office:value="0.160666666666667" calcext:value-type="float">
            <text:p>0.161</text:p>
          </table:table-cell>
          <table:table-cell table:style-name="ce32" table:formula="of:=[.G154]/3" office:value-type="float" office:value="0.333333333333333" calcext:value-type="float">
            <text:p>0.333</text:p>
          </table:table-cell>
          <table:table-cell table:style-name="ce32" table:formula="of:=[.H154]/3" office:value-type="float" office:value="0.501666666666667" calcext:value-type="float">
            <text:p>0.502</text:p>
          </table:table-cell>
          <table:table-cell table:style-name="ce32" table:formula="of:=[.I15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31"/>
          <table:table-cell table:number-columns-repeated="2"/>
          <table:table-cell table:style-name="ce32" table:number-columns-repeated="3"/>
          <table:table-cell/>
          <table:table-cell table:style-name="ce32"/>
          <table:table-cell table:number-columns-repeated="7"/>
        </table:table-row>
        <table:table-row table:style-name="ro1">
          <table:table-cell office:value-type="string" calcext:value-type="string">
            <text:p>VR10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j,o,s,g,c,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59]/3" office:value-type="float" office:value="0.168" calcext:value-type="float">
            <text:p>0.168</text:p>
          </table:table-cell>
          <table:table-cell table:style-name="ce32" table:formula="of:=[.D159]/3" office:value-type="float" office:value="0.169666666666667" calcext:value-type="float">
            <text:p>0.170</text:p>
          </table:table-cell>
          <table:table-cell table:style-name="ce32" table:formula="of:=[.E159]/3" office:value-type="float" office:value="0.495666666666667" calcext:value-type="float">
            <text:p>0.496</text:p>
          </table:table-cell>
          <table:table-cell table:style-name="ce32" table:formula="of:=[.F159]/3" office:value-type="float" office:value="0.160666666666667" calcext:value-type="float">
            <text:p>0.161</text:p>
          </table:table-cell>
          <table:table-cell table:style-name="ce32" table:formula="of:=[.G159]/3" office:value-type="float" office:value="0.333333333333333" calcext:value-type="float">
            <text:p>0.333</text:p>
          </table:table-cell>
          <table:table-cell table:style-name="ce32" table:formula="of:=[.H159]/3" office:value-type="float" office:value="0.501666666666667" calcext:value-type="float">
            <text:p>0.502</text:p>
          </table:table-cell>
          <table:table-cell table:style-name="ce32" table:formula="of:=[.I159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31"/>
          <table:table-cell table:number-columns-repeated="2"/>
          <table:table-cell table:style-name="ce32" table:number-columns-repeated="3"/>
          <table:table-cell/>
          <table:table-cell table:style-name="ce32"/>
          <table:table-cell table:number-columns-repeated="7"/>
        </table:table-row>
        <table:table-row table:style-name="ro1">
          <table:table-cell office:value-type="string" calcext:value-type="string">
            <text:p>VR11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u,j,s,g,c,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formula="of:=[.C164]/3" office:value-type="float" office:value="0.168" calcext:value-type="float">
            <text:p>0.168</text:p>
          </table:table-cell>
          <table:table-cell table:style-name="ce32" table:formula="of:=[.D164]/3" office:value-type="float" office:value="0.169666666666667" calcext:value-type="float">
            <text:p>0.170</text:p>
          </table:table-cell>
          <table:table-cell table:style-name="ce32" table:formula="of:=[.E164]/3" office:value-type="float" office:value="0.495666666666667" calcext:value-type="float">
            <text:p>0.496</text:p>
          </table:table-cell>
          <table:table-cell table:style-name="ce32" table:formula="of:=[.F164]/3" office:value-type="float" office:value="0.160666666666667" calcext:value-type="float">
            <text:p>0.161</text:p>
          </table:table-cell>
          <table:table-cell table:style-name="ce32" table:formula="of:=[.G164]/3" office:value-type="float" office:value="0.333333333333333" calcext:value-type="float">
            <text:p>0.333</text:p>
          </table:table-cell>
          <table:table-cell table:style-name="ce32" table:formula="of:=[.H164]/3" office:value-type="float" office:value="0.501666666666667" calcext:value-type="float">
            <text:p>0.502</text:p>
          </table:table-cell>
          <table:table-cell table:style-name="ce32" table:formula="of:=[.I16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31"/>
          <table:table-cell table:number-columns-repeated="2"/>
          <table:table-cell table:style-name="ce32" table:number-columns-repeated="3"/>
          <table:table-cell/>
          <table:table-cell table:style-name="ce32"/>
          <table:table-cell table:number-columns-repeated="7"/>
        </table:table-row>
        <table:table-row table:style-name="ro1">
          <table:table-cell office:value-type="string" calcext:value-type="string">
            <text:p>VR12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m,j,s,c,g,b</text:p>
          </table:table-cell>
          <table:table-cell table:number-columns-repeated="14"/>
        </table:table-row>
        <table:table-row table:style-name="ro1">
          <table:table-cell table:style-name="ce31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formula="of:=[.C169]/3" office:value-type="float" office:value="0.168" calcext:value-type="float">
            <text:p>0.168</text:p>
          </table:table-cell>
          <table:table-cell table:style-name="ce32" table:formula="of:=[.D169]/3" office:value-type="float" office:value="0.169666666666667" calcext:value-type="float">
            <text:p>0.170</text:p>
          </table:table-cell>
          <table:table-cell table:style-name="ce32" table:formula="of:=[.E169]/3" office:value-type="float" office:value="0.495666666666667" calcext:value-type="float">
            <text:p>0.496</text:p>
          </table:table-cell>
          <table:table-cell table:style-name="ce32" table:formula="of:=[.F169]/3" office:value-type="float" office:value="0.160666666666667" calcext:value-type="float">
            <text:p>0.161</text:p>
          </table:table-cell>
          <table:table-cell table:style-name="ce32" table:formula="of:=[.G169]/3" office:value-type="float" office:value="0.333333333333333" calcext:value-type="float">
            <text:p>0.333</text:p>
          </table:table-cell>
          <table:table-cell table:style-name="ce32" table:formula="of:=[.H169]/3" office:value-type="float" office:value="0.501666666666667" calcext:value-type="float">
            <text:p>0.502</text:p>
          </table:table-cell>
          <table:table-cell table:style-name="ce32" table:formula="of:=[.I169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7"/>
          <table:table-cell table:style-name="ce19" table:formula="of:=SUM([.C24];[.C29];[.C34];[.C39];[.C44];[.C49];[.C54];[.C59];[.C64];[.C69];[.C74];[.C79];[.C85];[.C91];[.C103];[.C109];[.C115];[.C120];[.C125];[.C130];[.C135];[.C140];[.C145];[.C150];[.C155];[.C160];[.C165];[.C170])/33" office:value-type="float" office:value="0.318105315055315" calcext:value-type="float">
            <text:p>0.318</text:p>
          </table:table-cell>
          <table:table-cell table:style-name="ce19" table:formula="of:=SUM([.D24];[.D29];[.D34];[.D39];[.D44];[.D49];[.D54];[.D59];[.D64];[.D69];[.D74];[.D79];[.D85];[.D91];[.D103];[.D109];[.D115];[.D120];[.D125];[.D130];[.D135];[.D140];[.D145];[.D150];[.D155];[.D160];[.D165];[.D170])/33" office:value-type="float" office:value="0.352806926406926" calcext:value-type="float">
            <text:p>0.353</text:p>
          </table:table-cell>
          <table:table-cell table:style-name="ce19" table:formula="of:=SUM([.E24];[.E29];[.E34];[.E39];[.E44];[.E49];[.E54];[.E59];[.E64];[.E69];[.E74];[.E79];[.E85];[.E91];[.E103];[.E109];[.E115];[.E120];[.E125];[.E130];[.E135];[.E140];[.E145];[.E150];[.E155];[.E160];[.E165];[.E170])/33" office:value-type="float" office:value="0.462620298220298" calcext:value-type="float">
            <text:p>0.463</text:p>
          </table:table-cell>
          <table:table-cell table:style-name="ce19" table:formula="of:=SUM([.F24];[.F29];[.F34];[.F39];[.F44];[.F49];[.F54];[.F59];[.F64];[.F69];[.F74];[.F79];[.F85];[.F91];[.F103];[.F109];[.F115];[.F120];[.F125];[.F130];[.F135];[.F140];[.F145];[.F150];[.F155];[.F160];[.F165];[.F170])/33" office:value-type="float" office:value="0.307375541125541" calcext:value-type="float">
            <text:p>0.307</text:p>
          </table:table-cell>
          <table:table-cell table:style-name="ce19" table:formula="of:=SUM([.G24];[.G29];[.G34];[.G39];[.G44];[.G49];[.G54];[.G59];[.G64];[.G69];[.G74];[.G79];[.G85];[.G91];[.G103];[.G109];[.G115];[.G120];[.G125];[.G130];[.G135];[.G140];[.G145];[.G150];[.G155];[.G160];[.G165];[.G170])/33" office:value-type="float" office:value="0.370829172679173" calcext:value-type="float">
            <text:p>0.371</text:p>
          </table:table-cell>
          <table:table-cell table:style-name="ce19" table:formula="of:=SUM([.H24];[.H29];[.H34];[.H39];[.H44];[.H49];[.H54];[.H59];[.H64];[.H69];[.H74];[.H79];[.H85];[.H91];[.H103];[.H109];[.H115];[.H120];[.H125];[.H130];[.H135];[.H140];[.H145];[.H150];[.H155];[.H160];[.H165];[.H170])/33" office:value-type="float" office:value="0.440883573833574" calcext:value-type="float">
            <text:p>0.441</text:p>
          </table:table-cell>
          <table:table-cell table:style-name="ce19" table:formula="of:=SUM([.I24];[.I29];[.I34];[.I39];[.I44];[.I49];[.I54];[.I59];[.I64];[.I69];[.I74];[.I79];[.I85];[.I91];[.I103];[.I109];[.I115];[.I120];[.I125];[.I130];[.I135];[.I140];[.I145];[.I150];[.I155];[.I160];[.I165];[.I170])/33" office:value-type="float" office:value="0.34295" calcext:value-type="float">
            <text:p>0.343</text:p>
          </table:table-cell>
          <table:table-cell table:style-name="ce19" table:formula="of:=SUM([.J24];[.J29];[.J34];[.J39];[.J44];[.J49];[.J54];[.J59];[.J64];[.J69];[.J74];[.J79];[.J85];[.J91];[.J103];[.J109];[.J115];[.J120];[.J125];[.J130];[.J135];[.J140];[.J145];[.J150];[.J155];[.J160];[.J165];[.J170])/33" office:value-type="float" office:value="0.468333333333333" calcext:value-type="float">
            <text:p>0.468</text:p>
          </table:table-cell>
          <table:table-cell/>
          <table:table-cell table:style-name="ce38" table:number-columns-repeated="3"/>
          <table:table-cell/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7"/>
          <table:table-cell table:style-name="ce19" table:formula="of:=MEDIAN([.C24];[.C29];[.C34];[.C39];[.C44];[.C49];[.C54];[.C59];[.C64];[.C69];[.C74];[.C79];[.C85];[.C91];[.C103];[.C109];[.C115];[.C120];[.C125];[.C130];[.C135];[.C140];[.C145];[.C150];[.C155];[.C160];[.C165];[.C170])" office:value-type="float" office:value="0.22385" calcext:value-type="float">
            <text:p>0.224</text:p>
          </table:table-cell>
          <table:table-cell table:style-name="ce19" table:formula="of:=MEDIAN([.D24];[.D29];[.D34];[.D39];[.D44];[.D49];[.D54];[.D59];[.D64];[.D69];[.D74];[.D79];[.D85];[.D91];[.D103];[.D109];[.D115];[.D120];[.D125];[.D130];[.D135];[.D140];[.D145];[.D150];[.D155];[.D160];[.D165];[.D170])" office:value-type="float" office:value="0.4174" calcext:value-type="float">
            <text:p>0.417</text:p>
          </table:table-cell>
          <table:table-cell table:style-name="ce19" table:formula="of:=MEDIAN([.E24];[.E29];[.E34];[.E39];[.E44];[.E49];[.E54];[.E59];[.E64];[.E69];[.E74];[.E79];[.E85];[.E91];[.E103];[.E109];[.E115];[.E120];[.E125];[.E130];[.E135];[.E140];[.E145];[.E150];[.E155];[.E160];[.E165];[.E170])" office:value-type="float" office:value="0.495666666666667" calcext:value-type="float">
            <text:p>0.496</text:p>
          </table:table-cell>
          <table:table-cell table:style-name="ce19" table:formula="of:=MEDIAN([.F24];[.F29];[.F34];[.F39];[.F44];[.F49];[.F54];[.F59];[.F64];[.F69];[.F74];[.F79];[.F85];[.F91];[.F103];[.F109];[.F115];[.F120];[.F125];[.F130];[.F135];[.F140];[.F145];[.F150];[.F155];[.F160];[.F165];[.F170])" office:value-type="float" office:value="0.25" calcext:value-type="float">
            <text:p>0.250</text:p>
          </table:table-cell>
          <table:table-cell table:style-name="ce19" table:formula="of:=MEDIAN([.G24];[.G29];[.G34];[.G39];[.G44];[.G49];[.G54];[.G59];[.G64];[.G69];[.G74];[.G79];[.G85];[.G91];[.G103];[.G109];[.G115];[.G120];[.G125];[.G130];[.G135];[.G140];[.G145];[.G150];[.G155];[.G160];[.G165];[.G170])" office:value-type="float" office:value="0.333333333333333" calcext:value-type="float">
            <text:p>0.333</text:p>
          </table:table-cell>
          <table:table-cell table:style-name="ce19" table:formula="of:=MEDIAN([.H24];[.H29];[.H34];[.H39];[.H44];[.H49];[.H54];[.H59];[.H64];[.H69];[.H74];[.H79];[.H85];[.H91];[.H103];[.H109];[.H115];[.H120];[.H125];[.H130];[.H135];[.H140];[.H145];[.H150];[.H155];[.H160];[.H165];[.H170])" office:value-type="float" office:value="0.501666666666667" calcext:value-type="float">
            <text:p>0.502</text:p>
          </table:table-cell>
          <table:table-cell table:style-name="ce19" table:formula="of:=MEDIAN([.I24];[.I29];[.I34];[.I39];[.I44];[.I49];[.I54];[.I59];[.I64];[.I69];[.I74];[.I79];[.I85];[.I91];[.I103];[.I109];[.I115];[.I120];[.I125];[.I130];[.I135];[.I140];[.I145];[.I150];[.I155];[.I160];[.I165];[.I170])" office:value-type="float" office:value="0.333333333333333" calcext:value-type="float">
            <text:p>0.333</text:p>
          </table:table-cell>
          <table:table-cell table:style-name="ce19" table:formula="of:=MEDIAN([.J24];[.J29];[.J34];[.J39];[.J44];[.J49];[.J54];[.J59];[.J64];[.J69];[.J74];[.J79];[.J85];[.J91];[.J103];[.J109];[.J115];[.J120];[.J125];[.J130];[.J135];[.J140];[.J145];[.J150];[.J155];[.J160];[.J165];[.J170])" office:value-type="float" office:value="0.5225" calcext:value-type="float">
            <text:p>0.523</text:p>
          </table:table-cell>
          <table:table-cell/>
          <table:table-cell table:style-name="ce38" table:number-columns-repeated="3"/>
          <table:table-cell/>
        </table:table-row>
        <table:table-row table:style-name="ro1">
          <table:table-cell table:style-name="ce6" office:value-type="string" calcext:value-type="string">
            <text:p>standard dev.</text:p>
          </table:table-cell>
          <table:table-cell table:style-name="ce7"/>
          <table:table-cell table:style-name="ce19" table:formula="of:=STDEV([.C24];[.C29];[.C34];[.C39];[.C44];[.C49];[.C54];[.C59];[.C64];[.C69];[.C74];[.C79];[.C85];[.C91];[.C103];[.C109];[.C115];[.C120];[.C125];[.C130];[.C135];[.C140];[.C145];[.C150];[.C155];[.C160];[.C165];[.C170])" office:value-type="float" office:value="0.267170849965383" calcext:value-type="float">
            <text:p>0.267</text:p>
          </table:table-cell>
          <table:table-cell table:style-name="ce19" table:formula="of:=STDEV([.D24];[.D29];[.D34];[.D39];[.D44];[.D49];[.D54];[.D59];[.D64];[.D69];[.D74];[.D79];[.D85];[.D91];[.D103];[.D109];[.D115];[.D120];[.D125];[.D130];[.D135];[.D140];[.D145];[.D150];[.D155];[.D160];[.D165];[.D170])" office:value-type="float" office:value="0.256693437131912" calcext:value-type="float">
            <text:p>0.257</text:p>
          </table:table-cell>
          <table:table-cell table:style-name="ce19" table:formula="of:=STDEV([.E24];[.E29];[.E34];[.E39];[.E44];[.E49];[.E54];[.E59];[.E64];[.E69];[.E74];[.E79];[.E85];[.E91];[.E103];[.E109];[.E115];[.E120];[.E125];[.E130];[.E135];[.E140];[.E145];[.E150];[.E155];[.E160];[.E165];[.E170])" office:value-type="float" office:value="0.175072901027124" calcext:value-type="float">
            <text:p>0.175</text:p>
          </table:table-cell>
          <table:table-cell table:style-name="ce19" table:formula="of:=STDEV([.F24];[.F29];[.F34];[.F39];[.F44];[.F49];[.F54];[.F59];[.F64];[.F69];[.F74];[.F79];[.F85];[.F91];[.F103];[.F109];[.F115];[.F120];[.F125];[.F130];[.F135];[.F140];[.F145];[.F150];[.F155];[.F160];[.F165];[.F170])" office:value-type="float" office:value="0.268147875749982" calcext:value-type="float">
            <text:p>0.268</text:p>
          </table:table-cell>
          <table:table-cell table:style-name="ce19" table:formula="of:=STDEV([.G24];[.G29];[.G34];[.G39];[.G44];[.G49];[.G54];[.G59];[.G64];[.G69];[.G74];[.G79];[.G85];[.G91];[.G103];[.G109];[.G115];[.G120];[.G125];[.G130];[.G135];[.G140];[.G145];[.G150];[.G155];[.G160];[.G165];[.G170])" office:value-type="float" office:value="0.253509934588092" calcext:value-type="float">
            <text:p>0.254</text:p>
          </table:table-cell>
          <table:table-cell table:style-name="ce19" table:formula="of:=STDEV([.H24];[.H29];[.H34];[.H39];[.H44];[.H49];[.H54];[.H59];[.H64];[.H69];[.H74];[.H79];[.H85];[.H91];[.H103];[.H109];[.H115];[.H120];[.H125];[.H130];[.H135];[.H140];[.H145];[.H150];[.H155];[.H160];[.H165];[.H170])" office:value-type="float" office:value="0.185110407269827" calcext:value-type="float">
            <text:p>0.185</text:p>
          </table:table-cell>
          <table:table-cell table:style-name="ce19" table:formula="of:=STDEV([.I24];[.I29];[.I34];[.I39];[.I44];[.I49];[.I54];[.I59];[.I64];[.I69];[.I74];[.I79];[.I85];[.I91];[.I103];[.I109];[.I115];[.I120];[.I125];[.I130];[.I135];[.I140];[.I145];[.I150];[.I155];[.I160];[.I165];[.I170])" office:value-type="float" office:value="0.252372144318718" calcext:value-type="float">
            <text:p>0.252</text:p>
          </table:table-cell>
          <table:table-cell table:style-name="ce19" table:formula="of:=STDEV([.J24];[.J29];[.J34];[.J39];[.J44];[.J49];[.J54];[.J59];[.J64];[.J69];[.J74];[.J79];[.J85];[.J91];[.J103];[.J109];[.J115];[.J120];[.J125];[.J130];[.J135];[.J140];[.J145];[.J150];[.J155];[.J160];[.J165];[.J170])" office:value-type="float" office:value="0.138549224343327" calcext:value-type="float">
            <text:p>0.139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ranking avg.</text:p>
          </table:table-cell>
          <table:table-cell table:style-name="ce7"/>
          <table:table-cell table:style-name="ce26" table:number-columns-repeated="7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ranking median</text:p>
          </table:table-cell>
          <table:table-cell table:style-name="ce7"/>
          <table:table-cell table:style-name="ce6" table:number-columns-repeated="7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ranking SD</text:p>
          </table:table-cell>
          <table:table-cell table:style-name="ce7"/>
          <table:table-cell table:style-name="ce26" table:number-columns-repeated="7"/>
          <table:table-cell table:style-name="Default"/>
          <table:table-cell/>
          <table:table-cell table:style-name="Default" table:number-columns-repeated="3"/>
          <table:table-cell/>
        </table:table-row>
      </table:table>
      <table:table table:name="unique regions+sequence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number-columns-repeated="3" table:default-cell-style-name="ce31"/>
        <table:table-column table:style-name="co1" table:default-cell-style-name="Default"/>
        <table:table-row table:style-name="ro1">
          <table:table-cell table:style-name="ce15" office:value-type="string" calcext:value-type="string">
            <text:p>01_01</text:p>
          </table:table-cell>
          <table:table-cell table:style-name="ce15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xz</text:p>
          </table:table-cell>
          <table:table-cell table:style-name="ce8" office:value-type="string" calcext:value-type="string">
            <text:p>yz</text:p>
          </table:table-cell>
          <table:table-cell table:style-name="ce8" office:value-type="string" calcext:value-type="string">
            <text:p>xyz</text:p>
          </table:table-cell>
          <table:table-cell table:style-name="ce16" office:value-type="string" calcext:value-type="string">
            <text:p>baseline</text:p>
          </table:table-cell>
          <table:table-cell/>
          <table:table-cell table:style-name="ce30" table:number-columns-repeated="3"/>
          <table:table-cell/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1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.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3]/3" office:value-type="float" office:value="0" calcext:value-type="float">
            <text:p>0</text:p>
          </table:table-cell>
          <table:table-cell table:style-name="ce11" table:formula="of:=[.D3]/3" office:value-type="float" office:value="0.502" calcext:value-type="float">
            <text:p>0.502</text:p>
          </table:table-cell>
          <table:table-cell table:style-name="ce11" table:formula="of:=[.E3]/3" office:value-type="float" office:value="0.666666666666667" calcext:value-type="float">
            <text:p>0.666666666666667</text:p>
          </table:table-cell>
          <table:table-cell table:style-name="ce11" table:formula="of:=[.F3]/3" office:value-type="float" office:value="0.504333333333333" calcext:value-type="float">
            <text:p>0.504333333333333</text:p>
          </table:table-cell>
          <table:table-cell table:style-name="ce11" table:formula="of:=[.G3]/3" office:value-type="float" office:value="0.333333333333333" calcext:value-type="float">
            <text:p>0.333333333333333</text:p>
          </table:table-cell>
          <table:table-cell table:style-name="ce11" table:formula="of:=[.H3]/3" office:value-type="float" office:value="0.666666666666667" calcext:value-type="float">
            <text:p>0.666666666666667</text:p>
          </table:table-cell>
          <table:table-cell table:style-name="ce11" table:formula="of:=[.I3]/3" office:value-type="float" office:value="0.333333333333333" calcext:value-type="float">
            <text:p>0.333333333333333</text:p>
          </table:table-cell>
          <table:table-cell table:style-name="ce11" office:value-type="float" office:value="0.44" calcext:value-type="float">
            <text:p>0.44</text:p>
          </table:table-cell>
          <table:table-cell table:number-columns-repeated="4"/>
          <table:table-cell table:style-name="ce31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01_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14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edit distance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normalized</text:p>
          </table:table-cell>
          <table:table-cell table:style-name="ce12" table:formula="of:=[.C8]/5" office:value-type="float" office:value="0.6458" calcext:value-type="float">
            <text:p>0.6458</text:p>
          </table:table-cell>
          <table:table-cell table:style-name="ce12" table:formula="of:=[.D8]/5" office:value-type="float" office:value="0.8" calcext:value-type="float">
            <text:p>0.8</text:p>
          </table:table-cell>
          <table:table-cell table:style-name="ce12" table:formula="of:=[.E8]/5" office:value-type="float" office:value="0.8" calcext:value-type="float">
            <text:p>0.8</text:p>
          </table:table-cell>
          <table:table-cell table:style-name="ce12" table:formula="of:=[.F8]/5" office:value-type="float" office:value="0.653" calcext:value-type="float">
            <text:p>0.653</text:p>
          </table:table-cell>
          <table:table-cell table:style-name="ce12" table:formula="of:=[.G8]/5" office:value-type="float" office:value="0.4" calcext:value-type="float">
            <text:p>0.4</text:p>
          </table:table-cell>
          <table:table-cell table:style-name="ce12" table:formula="of:=[.H8]/5" office:value-type="float" office:value="0.8" calcext:value-type="float">
            <text:p>0.8</text:p>
          </table:table-cell>
          <table:table-cell table:style-name="ce12" table:formula="of:=[.I8]/5" office:value-type="float" office:value="0.8" calcext:value-type="float">
            <text:p>0.8</text:p>
          </table:table-cell>
          <table:table-cell table:style-name="ce12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01_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14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edit distance</text:p>
          </table:table-cell>
          <table:table-cell office:value-type="float" office:value="3.076" calcext:value-type="float">
            <text:p>3.076</text:p>
          </table:table-cell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  <table:table-cell office:value-type="float" office:value="2" calcext:value-type="float">
            <text:p>2</text:p>
          </table:table-cell>
          <table:table-cell office:value-type="float" office:value="2.954" calcext:value-type="float">
            <text:p>2.954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]/4" office:value-type="float" office:value="0.769" calcext:value-type="float">
            <text:p>0.769</text:p>
          </table:table-cell>
          <table:table-cell table:formula="of:=[.D13]/4" office:value-type="float" office:value="0.5" calcext:value-type="float">
            <text:p>0.5</text:p>
          </table:table-cell>
          <table:table-cell table:formula="of:=[.E13]/4" office:value-type="float" office:value="0.753" calcext:value-type="float">
            <text:p>0.753</text:p>
          </table:table-cell>
          <table:table-cell table:formula="of:=[.F13]/4" office:value-type="float" office:value="0.5" calcext:value-type="float">
            <text:p>0.5</text:p>
          </table:table-cell>
          <table:table-cell table:formula="of:=[.G13]/4" office:value-type="float" office:value="0.7385" calcext:value-type="float">
            <text:p>0.7385</text:p>
          </table:table-cell>
          <table:table-cell table:formula="of:=[.H13]/4" office:value-type="float" office:value="0.7475" calcext:value-type="float">
            <text:p>0.7475</text:p>
          </table:table-cell>
          <table:table-cell table:formula="of:=[.I13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01_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14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edit 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8" calcext:value-type="float">
            <text:p>2.83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]/4" office:value-type="float" office:value="1" calcext:value-type="float">
            <text:p>1</text:p>
          </table:table-cell>
          <table:table-cell table:formula="of:=[.D18]/4" office:value-type="float" office:value="1" calcext:value-type="float">
            <text:p>1</text:p>
          </table:table-cell>
          <table:table-cell table:formula="of:=[.E18]/4" office:value-type="float" office:value="0.703" calcext:value-type="float">
            <text:p>0.703</text:p>
          </table:table-cell>
          <table:table-cell table:formula="of:=[.F18]/4" office:value-type="float" office:value="1" calcext:value-type="float">
            <text:p>1</text:p>
          </table:table-cell>
          <table:table-cell table:formula="of:=[.G18]/4" office:value-type="float" office:value="1" calcext:value-type="float">
            <text:p>1</text:p>
          </table:table-cell>
          <table:table-cell table:formula="of:=[.H18]/4" office:value-type="float" office:value="0.7095" calcext:value-type="float">
            <text:p>0.7095</text:p>
          </table:table-cell>
          <table:table-cell table:formula="of:=[.I18]/4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10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14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edit distance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4333333333333" calcext:value-type="float">
            <text:p>0.164333333333333</text:p>
          </table:table-cell>
          <table:table-cell table:formula="of:=[.D23]/3" office:value-type="float" office:value="0.335333333333333" calcext:value-type="float">
            <text:p>0.335333333333333</text:p>
          </table:table-cell>
          <table:table-cell table:formula="of:=[.E23]/3" office:value-type="float" office:value="0.446333333333333" calcext:value-type="float">
            <text:p>0.446333333333333</text:p>
          </table:table-cell>
          <table:table-cell table:formula="of:=[.F23]/3" office:value-type="float" office:value="0" calcext:value-type="float">
            <text:p>0</text:p>
          </table:table-cell>
          <table:table-cell table:formula="of:=[.G23]/3" office:value-type="float" office:value="0.170333333333333" calcext:value-type="float">
            <text:p>0.170333333333333</text:p>
          </table:table-cell>
          <table:table-cell table:formula="of:=[.H23]/3" office:value-type="float" office:value="0.447333333333333" calcext:value-type="float">
            <text:p>0.447333333333333</text:p>
          </table:table-cell>
          <table:table-cell table:formula="of:=[.I23]/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12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14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8]/3" office:value-type="float" office:value="0.168333333333333" calcext:value-type="float">
            <text:p>0.168333333333333</text:p>
          </table:table-cell>
          <table:table-cell table:formula="of:=[.D28]/3" office:value-type="float" office:value="0.501333333333333" calcext:value-type="float">
            <text:p>0.501333333333333</text:p>
          </table:table-cell>
          <table:table-cell table:formula="of:=[.E28]/3" office:value-type="float" office:value="0.166666666666667" calcext:value-type="float">
            <text:p>0.166666666666667</text:p>
          </table:table-cell>
          <table:table-cell table:formula="of:=[.F28]/3" office:value-type="float" office:value="0.333333333333333" calcext:value-type="float">
            <text:p>0.333333333333333</text:p>
          </table:table-cell>
          <table:table-cell table:formula="of:=[.G28]/3" office:value-type="float" office:value="0.174" calcext:value-type="float">
            <text:p>0.174</text:p>
          </table:table-cell>
          <table:table-cell table:formula="of:=[.H28]/3" office:value-type="float" office:value="0.160666666666667" calcext:value-type="float">
            <text:p>0.160666666666667</text:p>
          </table:table-cell>
          <table:table-cell table:formula="of:=[.I28]/3" office:value-type="float" office:value="0.333333333333333" calcext:value-type="float">
            <text:p>0.333333333333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12_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14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edit distance</text:p>
          </table:table-cell>
          <table:table-cell office:value-type="float" office:value="3.579" calcext:value-type="float">
            <text:p>3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  <table:table-cell office:value-type="float" office:value="3.496" calcext:value-type="float">
            <text:p>3.496</text:p>
          </table:table-cell>
          <table:table-cell table:number-columns-repeated="2" office:value-type="float" office:value="3.476" calcext:value-type="float">
            <text:p>3.4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7158" calcext:value-type="float">
            <text:p>0.7158</text:p>
          </table:table-cell>
          <table:table-cell table:formula="of:=[.D33]/5" office:value-type="float" office:value="0.4648" calcext:value-type="float">
            <text:p>0.4648</text:p>
          </table:table-cell>
          <table:table-cell table:formula="of:=[.E33]/5" office:value-type="float" office:value="0.7008" calcext:value-type="float">
            <text:p>0.7008</text:p>
          </table:table-cell>
          <table:table-cell table:formula="of:=[.F33]/5" office:value-type="float" office:value="0.6" calcext:value-type="float">
            <text:p>0.6</text:p>
          </table:table-cell>
          <table:table-cell table:formula="of:=[.G33]/5" office:value-type="float" office:value="0.6992" calcext:value-type="float">
            <text:p>0.6992</text:p>
          </table:table-cell>
          <table:table-cell table:formula="of:=[.H33]/5" office:value-type="float" office:value="0.6952" calcext:value-type="float">
            <text:p>0.6952</text:p>
          </table:table-cell>
          <table:table-cell table:formula="of:=[.I33]/5" office:value-type="float" office:value="0.6952" calcext:value-type="float">
            <text:p>0.695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1_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14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edit distance</text:p>
          </table:table-cell>
          <table:table-cell office:value-type="float" office:value="4.347" calcext:value-type="float">
            <text:p>4.347</text:p>
          </table:table-cell>
          <table:table-cell office:value-type="float" office:value="4.201" calcext:value-type="float">
            <text:p>4.20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85" calcext:value-type="float">
            <text:p>4.185</text:p>
          </table:table-cell>
          <table:table-cell office:value-type="float" office:value="4.331" calcext:value-type="float">
            <text:p>4.331</text:p>
          </table:table-cell>
          <table:table-cell office:value-type="float" office:value="4.291" calcext:value-type="float">
            <text:p>4.291</text:p>
          </table:table-cell>
          <table:table-cell office:value-type="float" office:value="4.336" calcext:value-type="float">
            <text:p>4.3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8]/6" office:value-type="float" office:value="0.7245" calcext:value-type="float">
            <text:p>0.7245</text:p>
          </table:table-cell>
          <table:table-cell table:formula="of:=[.D38]/6" office:value-type="float" office:value="0.700166666666667" calcext:value-type="float">
            <text:p>0.700166666666667</text:p>
          </table:table-cell>
          <table:table-cell table:formula="of:=[.E38]/6" office:value-type="float" office:value="0.728166666666667" calcext:value-type="float">
            <text:p>0.728166666666667</text:p>
          </table:table-cell>
          <table:table-cell table:formula="of:=[.F38]/6" office:value-type="float" office:value="0.6975" calcext:value-type="float">
            <text:p>0.6975</text:p>
          </table:table-cell>
          <table:table-cell table:formula="of:=[.G38]/6" office:value-type="float" office:value="0.721833333333333" calcext:value-type="float">
            <text:p>0.721833333333333</text:p>
          </table:table-cell>
          <table:table-cell table:formula="of:=[.H38]/6" office:value-type="float" office:value="0.715166666666667" calcext:value-type="float">
            <text:p>0.715166666666667</text:p>
          </table:table-cell>
          <table:table-cell table:formula="of:=[.I38]/6" office:value-type="float" office:value="0.722666666666667" calcext:value-type="float">
            <text:p>0.722666666666667</text:p>
          </table:table-cell>
          <table:table-cell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1_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14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edit distance</text:p>
          </table:table-cell>
          <table:table-cell office:value-type="float" office:value="2.45" calcext:value-type="float">
            <text:p>2.45</text:p>
          </table:table-cell>
          <table:table-cell office:value-type="float" office:value="1.48" calcext:value-type="float">
            <text:p>1.48</text:p>
          </table:table-cell>
          <table:table-cell office:value-type="float" office:value="2.315" calcext:value-type="float">
            <text:p>2.315</text:p>
          </table:table-cell>
          <table:table-cell office:value-type="float" office:value="1.487" calcext:value-type="float">
            <text:p>1.487</text:p>
          </table:table-cell>
          <table:table-cell office:value-type="float" office:value="2.319" calcext:value-type="float">
            <text:p>2.319</text:p>
          </table:table-cell>
          <table:table-cell office:value-type="float" office:value="2.317" calcext:value-type="float">
            <text:p>2.317</text:p>
          </table:table-cell>
          <table:table-cell office:value-type="float" office:value="1.525" calcext:value-type="float">
            <text:p>1.5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4" office:value-type="float" office:value="0.6125" calcext:value-type="float">
            <text:p>0.6125</text:p>
          </table:table-cell>
          <table:table-cell table:formula="of:=[.D43]/4" office:value-type="float" office:value="0.37" calcext:value-type="float">
            <text:p>0.37</text:p>
          </table:table-cell>
          <table:table-cell table:formula="of:=[.E43]/4" office:value-type="float" office:value="0.57875" calcext:value-type="float">
            <text:p>0.57875</text:p>
          </table:table-cell>
          <table:table-cell table:formula="of:=[.F43]/4" office:value-type="float" office:value="0.37175" calcext:value-type="float">
            <text:p>0.37175</text:p>
          </table:table-cell>
          <table:table-cell table:formula="of:=[.G43]/4" office:value-type="float" office:value="0.57975" calcext:value-type="float">
            <text:p>0.57975</text:p>
          </table:table-cell>
          <table:table-cell table:formula="of:=[.H43]/4" office:value-type="float" office:value="0.57925" calcext:value-type="float">
            <text:p>0.57925</text:p>
          </table:table-cell>
          <table:table-cell table:formula="of:=[.I43]/4" office:value-type="float" office:value="0.38125" calcext:value-type="float">
            <text:p>0.3812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1_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1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edit distance</text:p>
          </table:table-cell>
          <table:table-cell office:value-type="float" office:value="5.269" calcext:value-type="float">
            <text:p>5.269</text:p>
          </table:table-cell>
          <table:table-cell office:value-type="float" office:value="5.582" calcext:value-type="float">
            <text:p>5.582</text:p>
          </table:table-cell>
          <table:table-cell office:value-type="float" office:value="5.64" calcext:value-type="float">
            <text:p>5.64</text:p>
          </table:table-cell>
          <table:table-cell office:value-type="float" office:value="5.111" calcext:value-type="float">
            <text:p>5.111</text:p>
          </table:table-cell>
          <table:table-cell office:value-type="float" office:value="5.501" calcext:value-type="float">
            <text:p>5.501</text:p>
          </table:table-cell>
          <table:table-cell office:value-type="float" office:value="5.595" calcext:value-type="float">
            <text:p>5.595</text:p>
          </table:table-cell>
          <table:table-cell office:value-type="float" office:value="5.502" calcext:value-type="float">
            <text:p>5.5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8]/7" office:value-type="float" office:value="0.752714285714286" calcext:value-type="float">
            <text:p>0.752714285714286</text:p>
          </table:table-cell>
          <table:table-cell table:formula="of:=[.D48]/7" office:value-type="float" office:value="0.797428571428571" calcext:value-type="float">
            <text:p>0.797428571428571</text:p>
          </table:table-cell>
          <table:table-cell table:formula="of:=[.E48]/7" office:value-type="float" office:value="0.805714285714286" calcext:value-type="float">
            <text:p>0.805714285714286</text:p>
          </table:table-cell>
          <table:table-cell table:formula="of:=[.F48]/7" office:value-type="float" office:value="0.730142857142857" calcext:value-type="float">
            <text:p>0.730142857142857</text:p>
          </table:table-cell>
          <table:table-cell table:formula="of:=[.G48]/7" office:value-type="float" office:value="0.785857142857143" calcext:value-type="float">
            <text:p>0.785857142857143</text:p>
          </table:table-cell>
          <table:table-cell table:formula="of:=[.H48]/7" office:value-type="float" office:value="0.799285714285714" calcext:value-type="float">
            <text:p>0.799285714285714</text:p>
          </table:table-cell>
          <table:table-cell table:formula="of:=[.I48]/7" office:value-type="float" office:value="0.786" calcext:value-type="float">
            <text:p>0.786</text:p>
          </table:table-cell>
          <table:table-cell office:value-type="float" office:value="0.756" calcext:value-type="float">
            <text:p>0.7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2_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14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edit distance</text:p>
          </table:table-cell>
          <table:table-cell office:value-type="float" office:value="4.37" calcext:value-type="float">
            <text:p>4.37</text:p>
          </table:table-cell>
          <table:table-cell office:value-type="float" office:value="3.325" calcext:value-type="float">
            <text:p>3.325</text:p>
          </table:table-cell>
          <table:table-cell office:value-type="float" office:value="4.379" calcext:value-type="float">
            <text:p>4.379</text:p>
          </table:table-cell>
          <table:table-cell office:value-type="float" office:value="3.56" calcext:value-type="float">
            <text:p>3.56</text:p>
          </table:table-cell>
          <table:table-cell office:value-type="float" office:value="4.331" calcext:value-type="float">
            <text:p>4.331</text:p>
          </table:table-cell>
          <table:table-cell office:value-type="float" office:value="4.354" calcext:value-type="float">
            <text:p>4.354</text:p>
          </table:table-cell>
          <table:table-cell office:value-type="float" office:value="4.313" calcext:value-type="float">
            <text:p>4.313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53]/6" office:value-type="float" office:value="0.728333333333333" calcext:value-type="float">
            <text:p>0.728333333333333</text:p>
          </table:table-cell>
          <table:table-cell table:style-name="ce11" table:formula="of:=[.D53]/6" office:value-type="float" office:value="0.554166666666667" calcext:value-type="float">
            <text:p>0.554166666666667</text:p>
          </table:table-cell>
          <table:table-cell table:style-name="ce11" table:formula="of:=[.E53]/6" office:value-type="float" office:value="0.729833333333333" calcext:value-type="float">
            <text:p>0.729833333333333</text:p>
          </table:table-cell>
          <table:table-cell table:style-name="ce11" table:formula="of:=[.F53]/6" office:value-type="float" office:value="0.593333333333333" calcext:value-type="float">
            <text:p>0.593333333333333</text:p>
          </table:table-cell>
          <table:table-cell table:style-name="ce11" table:formula="of:=[.G53]/6" office:value-type="float" office:value="0.721833333333333" calcext:value-type="float">
            <text:p>0.721833333333333</text:p>
          </table:table-cell>
          <table:table-cell table:style-name="ce11" table:formula="of:=[.H53]/6" office:value-type="float" office:value="0.725666666666667" calcext:value-type="float">
            <text:p>0.725666666666667</text:p>
          </table:table-cell>
          <table:table-cell table:style-name="ce11" table:formula="of:=[.I53]/6" office:value-type="float" office:value="0.718833333333333" calcext:value-type="float">
            <text:p>0.718833333333333</text:p>
          </table:table-cell>
          <table:table-cell table:style-name="ce11"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2_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9"/>
          <table:table-cell table:number-columns-repeated="12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edit distance</text:p>
          </table:table-cell>
          <table:table-cell office:value-type="float" office:value="7.15" calcext:value-type="float">
            <text:p>7.15</text:p>
          </table:table-cell>
          <table:table-cell office:value-type="float" office:value="7.647" calcext:value-type="float">
            <text:p>7.647</text:p>
          </table:table-cell>
          <table:table-cell office:value-type="float" office:value="6.914" calcext:value-type="float">
            <text:p>6.914</text:p>
          </table:table-cell>
          <table:table-cell office:value-type="float" office:value="7.539" calcext:value-type="float">
            <text:p>7.539</text:p>
          </table:table-cell>
          <table:table-cell office:value-type="float" office:value="7.238" calcext:value-type="float">
            <text:p>7.238</text:p>
          </table:table-cell>
          <table:table-cell office:value-type="float" office:value="6.923" calcext:value-type="float">
            <text:p>6.923</text:p>
          </table:table-cell>
          <table:table-cell office:value-type="float" office:value="7.338" calcext:value-type="float">
            <text:p>7.3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8]/9" office:value-type="float" office:value="0.794444444444444" calcext:value-type="float">
            <text:p>0.794444444444444</text:p>
          </table:table-cell>
          <table:table-cell table:formula="of:=[.D58]/9" office:value-type="float" office:value="0.849666666666667" calcext:value-type="float">
            <text:p>0.849666666666667</text:p>
          </table:table-cell>
          <table:table-cell table:formula="of:=[.E58]/9" office:value-type="float" office:value="0.768222222222222" calcext:value-type="float">
            <text:p>0.768222222222222</text:p>
          </table:table-cell>
          <table:table-cell table:formula="of:=[.F58]/9" office:value-type="float" office:value="0.837666666666667" calcext:value-type="float">
            <text:p>0.837666666666667</text:p>
          </table:table-cell>
          <table:table-cell table:formula="of:=[.G58]/9" office:value-type="float" office:value="0.804222222222222" calcext:value-type="float">
            <text:p>0.804222222222222</text:p>
          </table:table-cell>
          <table:table-cell table:formula="of:=[.H58]/9" office:value-type="float" office:value="0.769222222222222" calcext:value-type="float">
            <text:p>0.769222222222222</text:p>
          </table:table-cell>
          <table:table-cell table:formula="of:=[.I58]/9" office:value-type="float" office:value="0.815333333333333" calcext:value-type="float">
            <text:p>0.815333333333333</text:p>
          </table:table-cell>
          <table:table-cell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4_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14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edit distance</text:p>
          </table:table-cell>
          <table:table-cell office:value-type="float" office:value="3.367" calcext:value-type="float">
            <text:p>3.367</text:p>
          </table:table-cell>
          <table:table-cell office:value-type="float" office:value="4.263" calcext:value-type="float">
            <text:p>4.2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4.155" calcext:value-type="float">
            <text:p>4.15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734" calcext:value-type="float">
            <text:p>0.6734</text:p>
          </table:table-cell>
          <table:table-cell table:formula="of:=[.D63]/5" office:value-type="float" office:value="0.8526" calcext:value-type="float">
            <text:p>0.8526</text:p>
          </table:table-cell>
          <table:table-cell table:formula="of:=[.E63]/5" office:value-type="float" office:value="0.8356" calcext:value-type="float">
            <text:p>0.8356</text:p>
          </table:table-cell>
          <table:table-cell table:formula="of:=[.F63]/5" office:value-type="float" office:value="0.8478" calcext:value-type="float">
            <text:p>0.8478</text:p>
          </table:table-cell>
          <table:table-cell table:formula="of:=[.G63]/5" office:value-type="float" office:value="0.8" calcext:value-type="float">
            <text:p>0.8</text:p>
          </table:table-cell>
          <table:table-cell table:formula="of:=[.H63]/5" office:value-type="float" office:value="0.831" calcext:value-type="float">
            <text:p>0.831</text:p>
          </table:table-cell>
          <table:table-cell table:formula="of:=[.I63]/5"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4_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14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" calcext:value-type="float">
            <text:p>0.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8]/2" office:value-type="float" office:value="0.2525" calcext:value-type="float">
            <text:p>0.2525</text:p>
          </table:table-cell>
          <table:table-cell table:formula="of:=[.D68]/2" office:value-type="float" office:value="0.2485" calcext:value-type="float">
            <text:p>0.2485</text:p>
          </table:table-cell>
          <table:table-cell table:formula="of:=[.E68]/2" office:value-type="float" office:value="0.2805" calcext:value-type="float">
            <text:p>0.2805</text:p>
          </table:table-cell>
          <table:table-cell table:formula="of:=[.F68]/2" office:value-type="float" office:value="0.256" calcext:value-type="float">
            <text:p>0.256</text:p>
          </table:table-cell>
          <table:table-cell table:formula="of:=[.G68]/2" office:value-type="float" office:value="0.241" calcext:value-type="float">
            <text:p>0.241</text:p>
          </table:table-cell>
          <table:table-cell table:formula="of:=[.H68]/2" office:value-type="float" office:value="0.2545" calcext:value-type="float">
            <text:p>0.2545</text:p>
          </table:table-cell>
          <table:table-cell table:formula="of:=[.I68]/2"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4_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14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edit distance</text:p>
          </table:table-cell>
          <table:table-cell office:value-type="float" office:value="4.343" calcext:value-type="float">
            <text:p>4.3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22" calcext:value-type="float">
            <text:p>4.522</text:p>
          </table:table-cell>
          <table:table-cell office:value-type="float" office:value="4.336" calcext:value-type="float">
            <text:p>4.336</text:p>
          </table:table-cell>
          <table:table-cell office:value-type="float" office:value="4.5" calcext:value-type="float">
            <text:p>4.5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2" calcext:value-type="float">
            <text:p>2.482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3]/5" office:value-type="float" office:value="0.8686" calcext:value-type="float">
            <text:p>0.8686</text:p>
          </table:table-cell>
          <table:table-cell table:style-name="ce11" table:formula="of:=[.D73]/5" office:value-type="float" office:value="0.9054" calcext:value-type="float">
            <text:p>0.9054</text:p>
          </table:table-cell>
          <table:table-cell table:style-name="ce11" table:formula="of:=[.E73]/5" office:value-type="float" office:value="0.9044" calcext:value-type="float">
            <text:p>0.9044</text:p>
          </table:table-cell>
          <table:table-cell table:style-name="ce11" table:formula="of:=[.F73]/5" office:value-type="float" office:value="0.8672" calcext:value-type="float">
            <text:p>0.8672</text:p>
          </table:table-cell>
          <table:table-cell table:style-name="ce11" table:formula="of:=[.G73]/5" office:value-type="float" office:value="0.9" calcext:value-type="float">
            <text:p>0.9</text:p>
          </table:table-cell>
          <table:table-cell table:style-name="ce11" table:formula="of:=[.H73]/5" office:value-type="float" office:value="0.4968" calcext:value-type="float">
            <text:p>0.4968</text:p>
          </table:table-cell>
          <table:table-cell table:style-name="ce11" table:formula="of:=[.I73]/5" office:value-type="float" office:value="0.4964" calcext:value-type="float">
            <text:p>0.4964</text:p>
          </table:table-cell>
          <table:table-cell table:style-name="ce11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26_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14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edit distance</text:p>
          </table:table-cell>
          <table:table-cell office:value-type="float" office:value="3.433" calcext:value-type="float">
            <text:p>3.433</text:p>
          </table:table-cell>
          <table:table-cell office:value-type="float" office:value="2.922" calcext:value-type="float">
            <text:p>2.922</text:p>
          </table:table-cell>
          <table:table-cell office:value-type="float" office:value="3.008" calcext:value-type="float">
            <text:p>3.008</text:p>
          </table:table-cell>
          <table:table-cell office:value-type="float" office:value="2.98" calcext:value-type="float">
            <text:p>2.98</text:p>
          </table:table-cell>
          <table:table-cell office:value-type="float" office:value="4" calcext:value-type="float">
            <text:p>4</text:p>
          </table:table-cell>
          <table:table-cell office:value-type="float" office:value="2.971" calcext:value-type="float">
            <text:p>2.97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8]/5" office:value-type="float" office:value="0.6866" calcext:value-type="float">
            <text:p>0.6866</text:p>
          </table:table-cell>
          <table:table-cell table:style-name="ce11" table:formula="of:=[.D78]/5" office:value-type="float" office:value="0.5844" calcext:value-type="float">
            <text:p>0.5844</text:p>
          </table:table-cell>
          <table:table-cell table:style-name="ce11" table:formula="of:=[.E78]/5" office:value-type="float" office:value="0.6016" calcext:value-type="float">
            <text:p>0.6016</text:p>
          </table:table-cell>
          <table:table-cell table:style-name="ce11" table:formula="of:=[.F78]/5" office:value-type="float" office:value="0.596" calcext:value-type="float">
            <text:p>0.596</text:p>
          </table:table-cell>
          <table:table-cell table:style-name="ce11" table:formula="of:=[.G78]/5" office:value-type="float" office:value="0.8" calcext:value-type="float">
            <text:p>0.8</text:p>
          </table:table-cell>
          <table:table-cell table:style-name="ce11" table:formula="of:=[.H78]/5" office:value-type="float" office:value="0.5942" calcext:value-type="float">
            <text:p>0.5942</text:p>
          </table:table-cell>
          <table:table-cell table:style-name="ce11" table:formula="of:=[.I78]/5" office:value-type="float" office:value="0.8" calcext:value-type="float">
            <text:p>0.8</text:p>
          </table:table-cell>
          <table:table-cell table:style-name="ce11"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4]/5" office:value-type="float" office:value="0.1952" calcext:value-type="float">
            <text:p>0.1952</text:p>
          </table:table-cell>
          <table:table-cell table:formula="of:=[.D84]/5" office:value-type="float" office:value="0.4778" calcext:value-type="float">
            <text:p>0.4778</text:p>
          </table:table-cell>
          <table:table-cell table:formula="of:=[.E84]/5" office:value-type="float" office:value="0.4672" calcext:value-type="float">
            <text:p>0.4672</text:p>
          </table:table-cell>
          <table:table-cell table:formula="of:=[.F84]/5" office:value-type="float" office:value="0.2" calcext:value-type="float">
            <text:p>0.2</text:p>
          </table:table-cell>
          <table:table-cell table:formula="of:=[.G84]/5" office:value-type="float" office:value="0.306" calcext:value-type="float">
            <text:p>0.306</text:p>
          </table:table-cell>
          <table:table-cell table:formula="of:=[.H84]/5" office:value-type="float" office:value="0.4728" calcext:value-type="float">
            <text:p>0.4728</text:p>
          </table:table-cell>
          <table:table-cell table:formula="of:=[.I84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509" calcext:value-type="float">
            <text:p>0.509</text:p>
          </table:table-cell>
          <table:table-cell office:value-type="float" office:value="2.65" calcext:value-type="float">
            <text:p>2.65</text:p>
          </table:table-cell>
          <table:table-cell office:value-type="float" office:value="2.703" calcext:value-type="float">
            <text:p>2.7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41" calcext:value-type="float">
            <text:p>2.64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6]/5" office:value-type="float" office:value="0.1018" calcext:value-type="float">
            <text:p>0.1018</text:p>
          </table:table-cell>
          <table:table-cell table:formula="of:=[.D96]/5" office:value-type="float" office:value="0.53" calcext:value-type="float">
            <text:p>0.53</text:p>
          </table:table-cell>
          <table:table-cell table:formula="of:=[.E96]/5" office:value-type="float" office:value="0.5406" calcext:value-type="float">
            <text:p>0.5406</text:p>
          </table:table-cell>
          <table:table-cell table:formula="of:=[.F96]/5" office:value-type="float" office:value="0" calcext:value-type="float">
            <text:p>0</text:p>
          </table:table-cell>
          <table:table-cell table:formula="of:=[.G96]/5" office:value-type="float" office:value="0.4" calcext:value-type="float">
            <text:p>0.4</text:p>
          </table:table-cell>
          <table:table-cell table:formula="of:=[.H96]/5" office:value-type="float" office:value="0.5282" calcext:value-type="float">
            <text:p>0.5282</text:p>
          </table:table-cell>
          <table:table-cell table:formula="of:=[.I96]/5" office:value-type="float" office:value="0.4" calcext:value-type="float">
            <text:p>0.4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485" calcext:value-type="float">
            <text:p>0.485</text:p>
          </table:table-cell>
          <table:table-cell office:value-type="float" office:value="2.341" calcext:value-type="float">
            <text:p>2.341</text:p>
          </table:table-cell>
          <table:table-cell office:value-type="float" office:value="2.274" calcext:value-type="float">
            <text:p>2.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" calcext:value-type="float">
            <text:p>2.33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2]/5" office:value-type="float" office:value="0.097" calcext:value-type="float">
            <text:p>0.097</text:p>
          </table:table-cell>
          <table:table-cell table:formula="of:=[.D102]/5" office:value-type="float" office:value="0.4682" calcext:value-type="float">
            <text:p>0.4682</text:p>
          </table:table-cell>
          <table:table-cell table:formula="of:=[.E102]/5" office:value-type="float" office:value="0.4548" calcext:value-type="float">
            <text:p>0.4548</text:p>
          </table:table-cell>
          <table:table-cell table:formula="of:=[.F102]/5" office:value-type="float" office:value="0.2" calcext:value-type="float">
            <text:p>0.2</text:p>
          </table:table-cell>
          <table:table-cell table:formula="of:=[.G102]/5" office:value-type="float" office:value="0.2" calcext:value-type="float">
            <text:p>0.2</text:p>
          </table:table-cell>
          <table:table-cell table:formula="of:=[.H102]/5" office:value-type="float" office:value="0.4666" calcext:value-type="float">
            <text:p>0.4666</text:p>
          </table:table-cell>
          <table:table-cell table:formula="of:=[.I102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5" office:value-type="string" calcext:value-type="string">
            <text:p>T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1.489" calcext:value-type="float">
            <text:p>1.489</text:p>
          </table:table-cell>
          <table:table-cell office:value-type="float" office:value="1.325" calcext:value-type="float">
            <text:p>1.325</text:p>
          </table:table-cell>
          <table:table-cell office:value-type="float" office:value="1.304" calcext:value-type="float">
            <text:p>1.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4" calcext:value-type="float">
            <text:p>1.3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8]/5" office:value-type="float" office:value="0.2978" calcext:value-type="float">
            <text:p>0.2978</text:p>
          </table:table-cell>
          <table:table-cell table:formula="of:=[.D108]/5" office:value-type="float" office:value="0.265" calcext:value-type="float">
            <text:p>0.265</text:p>
          </table:table-cell>
          <table:table-cell table:formula="of:=[.E108]/5" office:value-type="float" office:value="0.2608" calcext:value-type="float">
            <text:p>0.2608</text:p>
          </table:table-cell>
          <table:table-cell table:formula="of:=[.F108]/5" office:value-type="float" office:value="0.4" calcext:value-type="float">
            <text:p>0.4</text:p>
          </table:table-cell>
          <table:table-cell table:formula="of:=[.G108]/5" office:value-type="float" office:value="0" calcext:value-type="float">
            <text:p>0</text:p>
          </table:table-cell>
          <table:table-cell table:formula="of:=[.H108]/5" office:value-type="float" office:value="0.2748" calcext:value-type="float">
            <text:p>0.2748</text:p>
          </table:table-cell>
          <table:table-cell table:formula="of:=[.I108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1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j,m,s,c,b</text:p>
          </table:table-cell>
          <table:table-cell table:number-columns-repeated="14"/>
        </table:table-row>
        <table:table-row table:style-name="ro1">
          <table:table-cell table:style-name="ce31" office:value-type="string" calcext:value-type="string">
            <text:p>abc</text:p>
          </table:table-cell>
          <table:table-cell office:value-type="string" calcext:value-type="string">
            <text:p>edit distance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14]/3" office:value-type="float" office:value="0.168" calcext:value-type="float">
            <text:p>0.168</text:p>
          </table:table-cell>
          <table:table-cell table:style-name="ce32" table:formula="of:=[.D114]/3" office:value-type="float" office:value="0.169666666666667" calcext:value-type="float">
            <text:p>0.170</text:p>
          </table:table-cell>
          <table:table-cell table:style-name="ce32" table:formula="of:=[.E114]/3" office:value-type="float" office:value="0.495666666666667" calcext:value-type="float">
            <text:p>0.496</text:p>
          </table:table-cell>
          <table:table-cell table:style-name="ce32" table:formula="of:=[.F114]/3" office:value-type="float" office:value="0.160666666666667" calcext:value-type="float">
            <text:p>0.161</text:p>
          </table:table-cell>
          <table:table-cell table:style-name="ce32" table:formula="of:=[.G114]/3" office:value-type="float" office:value="0.333333333333333" calcext:value-type="float">
            <text:p>0.333</text:p>
          </table:table-cell>
          <table:table-cell table:style-name="ce32" table:formula="of:=[.H114]/3" office:value-type="float" office:value="0.501666666666667" calcext:value-type="float">
            <text:p>0.502</text:p>
          </table:table-cell>
          <table:table-cell table:style-name="ce32" table:formula="of:=[.I11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4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j,m,c,s,b,g</text:p>
          </table:table-cell>
          <table:table-cell table:number-columns-repeated="14"/>
        </table:table-row>
        <table:table-row table:style-name="ro1">
          <table:table-cell table:style-name="ce31" office:value-type="string" calcext:value-type="string">
            <text:p>abcb</text:p>
          </table:table-cell>
          <table:table-cell office:value-type="string" calcext:value-type="string">
            <text:p>edit distance</text:p>
          </table:table-cell>
          <table:table-cell office:value-type="float" office:value="1.481" calcext:value-type="float">
            <text:p>1.481</text:p>
          </table:table-cell>
          <table:table-cell office:value-type="float" office:value="2.508" calcext:value-type="float">
            <text:p>2.508</text:p>
          </table:table-cell>
          <table:table-cell office:value-type="float" office:value="2.477" calcext:value-type="float">
            <text:p>2.4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07" calcext:value-type="float">
            <text:p>2.50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19]/4" office:value-type="float" office:value="0.37025" calcext:value-type="float">
            <text:p>0.370</text:p>
          </table:table-cell>
          <table:table-cell table:formula="of:=[.D119]/4" office:value-type="float" office:value="0.627" calcext:value-type="float">
            <text:p>0.627</text:p>
          </table:table-cell>
          <table:table-cell table:style-name="ce32" table:formula="of:=[.E119]/4" office:value-type="float" office:value="0.61925" calcext:value-type="float">
            <text:p>0.619</text:p>
          </table:table-cell>
          <table:table-cell table:formula="of:=[.F119]/4" office:value-type="float" office:value="0.25" calcext:value-type="float">
            <text:p>0.25</text:p>
          </table:table-cell>
          <table:table-cell table:formula="of:=[.G119]/4" office:value-type="float" office:value="0.5" calcext:value-type="float">
            <text:p>0.5</text:p>
          </table:table-cell>
          <table:table-cell table:style-name="ce32" table:formula="of:=[.H119]/4" office:value-type="float" office:value="0.62675" calcext:value-type="float">
            <text:p>0.627</text:p>
          </table:table-cell>
          <table:table-cell table:formula="of:=[.I119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R7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c,s,g,b,j,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ca</text:p>
          </table:table-cell>
          <table:table-cell office:value-type="string" calcext:value-type="string">
            <text:p>edit distance</text:p>
          </table:table-cell>
          <table:table-cell office:value-type="float" office:value="1.496" calcext:value-type="float">
            <text:p>1.496</text:p>
          </table:table-cell>
          <table:table-cell office:value-type="float" office:value="1.48" calcext:value-type="float">
            <text:p>1.48</text:p>
          </table:table-cell>
          <table:table-cell office:value-type="float" office:value="1.504" calcext:value-type="float">
            <text:p>1.5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84" calcext:value-type="float">
            <text:p>1.4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24]/3" office:value-type="float" office:value="0.498666666666667" calcext:value-type="float">
            <text:p>0.499</text:p>
          </table:table-cell>
          <table:table-cell table:style-name="ce32" table:formula="of:=[.D124]/3" office:value-type="float" office:value="0.493333333333333" calcext:value-type="float">
            <text:p>0.493</text:p>
          </table:table-cell>
          <table:table-cell table:style-name="ce32" table:formula="of:=[.E124]/3" office:value-type="float" office:value="0.501333333333333" calcext:value-type="float">
            <text:p>0.501</text:p>
          </table:table-cell>
          <table:table-cell table:style-name="ce32" table:formula="of:=[.F124]/3" office:value-type="float" office:value="0.666666666666667" calcext:value-type="float">
            <text:p>0.667</text:p>
          </table:table-cell>
          <table:table-cell table:style-name="ce32" table:formula="of:=[.G124]/3" office:value-type="float" office:value="0.333333333333333" calcext:value-type="float">
            <text:p>0.333</text:p>
          </table:table-cell>
          <table:table-cell table:style-name="ce32" table:formula="of:=[.H124]/3" office:value-type="float" office:value="0.494666666666667" calcext:value-type="float">
            <text:p>0.495</text:p>
          </table:table-cell>
          <table:table-cell table:style-name="ce32" table:formula="of:=[.I124]/3" office:value-type="float" office:value="0.333333333333333" calcext:value-type="float">
            <text:p>0.333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ce31"/>
          <table:table-cell/>
          <table:table-cell table:style-name="ce32"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VR8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j,m,s,c,b,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ca</text:p>
          </table:table-cell>
          <table:table-cell office:value-type="string" calcext:value-type="string">
            <text:p>edit distance</text:p>
          </table:table-cell>
          <table:table-cell office:value-type="float" office:value="1.538" calcext:value-type="float">
            <text:p>1.538</text:p>
          </table:table-cell>
          <table:table-cell office:value-type="float" office:value="2.482" calcext:value-type="float">
            <text:p>2.482</text:p>
          </table:table-cell>
          <table:table-cell office:value-type="float" office:value="2.502" calcext:value-type="float">
            <text:p>2.5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21" calcext:value-type="float">
            <text:p>2.52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normalized</text:p>
          </table:table-cell>
          <table:table-cell table:style-name="ce32" table:formula="of:=[.C129]/4" office:value-type="float" office:value="0.3845" calcext:value-type="float">
            <text:p>0.385</text:p>
          </table:table-cell>
          <table:table-cell table:style-name="ce32" table:formula="of:=[.D129]/4" office:value-type="float" office:value="0.6205" calcext:value-type="float">
            <text:p>0.621</text:p>
          </table:table-cell>
          <table:table-cell table:style-name="ce32" table:formula="of:=[.E129]/4" office:value-type="float" office:value="0.6255" calcext:value-type="float">
            <text:p>0.626</text:p>
          </table:table-cell>
          <table:table-cell table:formula="of:=[.F129]/4" office:value-type="float" office:value="0.25" calcext:value-type="float">
            <text:p>0.25</text:p>
          </table:table-cell>
          <table:table-cell table:formula="of:=[.G129]/4" office:value-type="float" office:value="0.5" calcext:value-type="float">
            <text:p>0.5</text:p>
          </table:table-cell>
          <table:table-cell table:style-name="ce32" table:formula="of:=[.H129]/4" office:value-type="float" office:value="0.63025" calcext:value-type="float">
            <text:p>0.630</text:p>
          </table:table-cell>
          <table:table-cell table:formula="of:=[.I129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 table:number-columns-repeated="5"/>
        </table:table-row>
        <table:table-row table:style-name="ro1">
          <table:table-cell table:style-name="ce31"/>
          <table:table-cell/>
          <table:table-cell table:style-name="ce32" table:number-columns-repeated="3"/>
          <table:table-cell table:number-columns-repeated="2"/>
          <table:table-cell table:style-name="ce32"/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7"/>
          <table:table-cell table:style-name="ce19" table:formula="of:=SUM([.C24];[.C29];[.C34];[.C39];[.C44];[.C49];[.C54];[.C59];[.C64];[.C69];[.C74];[.C79];[.C85];[.C91];[.C103];[.C109];[.C115];[.C120];[.C125];[.C130])/25" office:value-type="float" office:value="0.366139015873016" calcext:value-type="float">
            <text:p>0.366</text:p>
          </table:table-cell>
          <table:table-cell table:style-name="ce19" table:formula="of:=SUM([.D24];[.D29];[.D34];[.D39];[.D44];[.D49];[.D54];[.D59];[.D64];[.D69];[.D74];[.D79];[.D85];[.D91];[.D103];[.D109];[.D115];[.D120];[.D125];[.D130])/25" office:value-type="float" office:value="0.41141180952381" calcext:value-type="float">
            <text:p>0.411</text:p>
          </table:table-cell>
          <table:table-cell table:style-name="ce19" table:formula="of:=SUM([.E24];[.E29];[.E34];[.E39];[.E44];[.E49];[.E54];[.E59];[.E64];[.E69];[.E74];[.E79];[.E85];[.E91];[.E103];[.E109];[.E115];[.E120];[.E125];[.E130])/25" office:value-type="float" office:value="0.45204546031746" calcext:value-type="float">
            <text:p>0.452</text:p>
          </table:table-cell>
          <table:table-cell table:style-name="ce19" table:formula="of:=SUM([.F24];[.F29];[.F34];[.F39];[.F44];[.F49];[.F54];[.F59];[.F64];[.F69];[.F74];[.F79];[.F85];[.F91];[.F103];[.F109];[.F115];[.F120];[.F125];[.F130])/25" office:value-type="float" office:value="0.354322380952381" calcext:value-type="float">
            <text:p>0.354</text:p>
          </table:table-cell>
          <table:table-cell table:style-name="ce19" table:formula="of:=SUM([.G24];[.G29];[.G34];[.G39];[.G44];[.G49];[.G54];[.G59];[.G64];[.G69];[.G74];[.G79];[.G85];[.G91];[.G103];[.G109];[.G115];[.G120];[.G125];[.G130])/25" office:value-type="float" office:value="0.382827841269841" calcext:value-type="float">
            <text:p>0.383</text:p>
          </table:table-cell>
          <table:table-cell table:style-name="ce19" table:formula="of:=SUM([.H24];[.H29];[.H34];[.H39];[.H44];[.H49];[.H54];[.H59];[.H64];[.H69];[.H74];[.H79];[.H85];[.H91];[.H103];[.H109];[.H115];[.H120];[.H125];[.H130])/25" office:value-type="float" office:value="0.421432984126984" calcext:value-type="float">
            <text:p>0.421</text:p>
          </table:table-cell>
          <table:table-cell table:style-name="ce19" table:formula="of:=SUM([.I24];[.I29];[.I34];[.I39];[.I44];[.I49];[.I54];[.I59];[.I64];[.I69];[.I74];[.I79];[.I85];[.I91];[.I103];[.I109];[.I115];[.I120];[.I125];[.I130])/25" office:value-type="float" office:value="0.346027333333333" calcext:value-type="float">
            <text:p>0.346</text:p>
          </table:table-cell>
          <table:table-cell table:style-name="ce19" table:formula="of:=SUM([.J24];[.J29];[.J34];[.J39];[.J44];[.J49];[.J54];[.J59];[.J64];[.J69];[.J74];[.J79];[.J85];[.J91];[.J103];[.J109];[.J115];[.J120];[.J125];[.J130])/25" office:value-type="float" office:value="0.4774" calcext:value-type="float">
            <text:p>0.477</text:p>
          </table:table-cell>
          <table:table-cell/>
          <table:table-cell table:style-name="ce38" table:number-columns-repeated="3"/>
          <table:table-cell/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7"/>
          <table:table-cell table:style-name="ce19" table:formula="of:=MEDIAN([.C24];[.C29];[.C34];[.C39];[.C44];[.C49];[.C54];[.C59];[.C64];[.C69];[.C74];[.C79];[.C85];[.C91];[.C103];[.C109];[.C115];[.C120];[.C125];[.C130])" office:value-type="float" office:value="0.441583333333333" calcext:value-type="float">
            <text:p>0.442</text:p>
          </table:table-cell>
          <table:table-cell table:style-name="ce19" table:formula="of:=MEDIAN([.D24];[.D29];[.D34];[.D39];[.D44];[.D49];[.D54];[.D59];[.D64];[.D69];[.D74];[.D79];[.D85];[.D91];[.D103];[.D109];[.D115];[.D120];[.D125];[.D130])" office:value-type="float" office:value="0.497333333333333" calcext:value-type="float">
            <text:p>0.497</text:p>
          </table:table-cell>
          <table:table-cell table:style-name="ce19" table:formula="of:=MEDIAN([.E24];[.E29];[.E34];[.E39];[.E44];[.E49];[.E54];[.E59];[.E64];[.E69];[.E74];[.E79];[.E85];[.E91];[.E103];[.E109];[.E115];[.E120];[.E125];[.E130])" office:value-type="float" office:value="0.590175" calcext:value-type="float">
            <text:p>0.590</text:p>
          </table:table-cell>
          <table:table-cell table:style-name="ce19" table:formula="of:=MEDIAN([.F24];[.F29];[.F34];[.F39];[.F44];[.F49];[.F54];[.F59];[.F64];[.F69];[.F74];[.F79];[.F85];[.F91];[.F103];[.F109];[.F115];[.F120];[.F125];[.F130])" office:value-type="float" office:value="0.385875" calcext:value-type="float">
            <text:p>0.386</text:p>
          </table:table-cell>
          <table:table-cell table:style-name="ce19" table:formula="of:=MEDIAN([.G24];[.G29];[.G34];[.G39];[.G44];[.G49];[.G54];[.G59];[.G64];[.G69];[.G74];[.G79];[.G85];[.G91];[.G103];[.G109];[.G115];[.G120];[.G125];[.G130])" office:value-type="float" office:value="0.5" calcext:value-type="float">
            <text:p>0.500</text:p>
          </table:table-cell>
          <table:table-cell table:style-name="ce19" table:formula="of:=MEDIAN([.H24];[.H29];[.H34];[.H39];[.H44];[.H49];[.H54];[.H59];[.H64];[.H69];[.H74];[.H79];[.H85];[.H91];[.H103];[.H109];[.H115];[.H120];[.H125];[.H130])" office:value-type="float" office:value="0.540458333333333" calcext:value-type="float">
            <text:p>0.540</text:p>
          </table:table-cell>
          <table:table-cell table:style-name="ce19" table:formula="of:=MEDIAN([.I24];[.I29];[.I34];[.I39];[.I44];[.I49];[.I54];[.I59];[.I64];[.I69];[.I74];[.I79];[.I85];[.I91];[.I103];[.I109];[.I115];[.I120];[.I125];[.I130])" office:value-type="float" office:value="0.438825" calcext:value-type="float">
            <text:p>0.439</text:p>
          </table:table-cell>
          <table:table-cell table:style-name="ce19" table:formula="of:=MEDIAN([.J24];[.J29];[.J34];[.J39];[.J44];[.J49];[.J54];[.J59];[.J64];[.J69];[.J74];[.J79];[.J85];[.J91];[.J103];[.J109];[.J115];[.J120];[.J125];[.J130])" office:value-type="float" office:value="0.666" calcext:value-type="float">
            <text:p>0.666</text:p>
          </table:table-cell>
          <table:table-cell/>
          <table:table-cell table:style-name="ce38" table:number-columns-repeated="3"/>
          <table:table-cell/>
        </table:table-row>
        <table:table-row table:style-name="ro1">
          <table:table-cell table:style-name="ce6" office:value-type="string" calcext:value-type="string">
            <text:p>standard dev.</text:p>
          </table:table-cell>
          <table:table-cell table:style-name="ce7"/>
          <table:table-cell table:style-name="ce19" table:formula="of:=STDEV([.C24];[.C29];[.C34];[.C39];[.C44];[.C49];[.C54];[.C59];[.C64];[.C69];[.C74];[.C79];[.C85];[.C91];[.C103];[.C109];[.C115];[.C120];[.C125];[.C130])" office:value-type="float" office:value="0.276041214138402" calcext:value-type="float">
            <text:p>0.276</text:p>
          </table:table-cell>
          <table:table-cell table:style-name="ce19" table:formula="of:=STDEV([.D24];[.D29];[.D34];[.D39];[.D44];[.D49];[.D54];[.D59];[.D64];[.D69];[.D74];[.D79];[.D85];[.D91];[.D103];[.D109];[.D115];[.D120];[.D125];[.D130])" office:value-type="float" office:value="0.240669234788777" calcext:value-type="float">
            <text:p>0.241</text:p>
          </table:table-cell>
          <table:table-cell table:style-name="ce19" table:formula="of:=STDEV([.E24];[.E29];[.E34];[.E39];[.E44];[.E49];[.E54];[.E59];[.E64];[.E69];[.E74];[.E79];[.E85];[.E91];[.E103];[.E109];[.E115];[.E120];[.E125];[.E130])" office:value-type="float" office:value="0.205202057806963" calcext:value-type="float">
            <text:p>0.205</text:p>
          </table:table-cell>
          <table:table-cell table:style-name="ce19" table:formula="of:=STDEV([.F24];[.F29];[.F34];[.F39];[.F44];[.F49];[.F54];[.F59];[.F64];[.F69];[.F74];[.F79];[.F85];[.F91];[.F103];[.F109];[.F115];[.F120];[.F125];[.F130])" office:value-type="float" office:value="0.279680633673794" calcext:value-type="float">
            <text:p>0.280</text:p>
          </table:table-cell>
          <table:table-cell table:style-name="ce19" table:formula="of:=STDEV([.G24];[.G29];[.G34];[.G39];[.G44];[.G49];[.G54];[.G59];[.G64];[.G69];[.G74];[.G79];[.G85];[.G91];[.G103];[.G109];[.G115];[.G120];[.G125];[.G130])" office:value-type="float" office:value="0.291524107198572" calcext:value-type="float">
            <text:p>0.292</text:p>
          </table:table-cell>
          <table:table-cell table:style-name="ce19" table:formula="of:=STDEV([.H24];[.H29];[.H34];[.H39];[.H44];[.H49];[.H54];[.H59];[.H64];[.H69];[.H74];[.H79];[.H85];[.H91];[.H103];[.H109];[.H115];[.H120];[.H125];[.H130])" office:value-type="float" office:value="0.220235662170921" calcext:value-type="float">
            <text:p>0.220</text:p>
          </table:table-cell>
          <table:table-cell table:style-name="ce19" table:formula="of:=STDEV([.I24];[.I29];[.I34];[.I39];[.I44];[.I49];[.I54];[.I59];[.I64];[.I69];[.I74];[.I79];[.I85];[.I91];[.I103];[.I109];[.I115];[.I120];[.I125];[.I130])" office:value-type="float" office:value="0.295887843778281" calcext:value-type="float">
            <text:p>0.296</text:p>
          </table:table-cell>
          <table:table-cell table:style-name="ce19" table:formula="of:=STDEV([.J24];[.J29];[.J34];[.J39];[.J44];[.J49];[.J54];[.J59];[.J64];[.J69];[.J74];[.J79];[.J85];[.J91];[.J103];[.J109];[.J115];[.J120];[.J125];[.J130])" office:value-type="float" office:value="0.141027386291495" calcext:value-type="float">
            <text:p>0.141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ranking avg.</text:p>
          </table:table-cell>
          <table:table-cell table:style-name="ce7"/>
          <table:table-cell table:style-name="ce26" table:number-columns-repeated="7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ranking median</text:p>
          </table:table-cell>
          <table:table-cell table:style-name="ce7"/>
          <table:table-cell table:style-name="ce6" table:number-columns-repeated="7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ranking SD</text:p>
          </table:table-cell>
          <table:table-cell table:style-name="ce7"/>
          <table:table-cell table:style-name="ce26" table:number-columns-repeated="7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9" loext:min-decimal-places="9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07:41:59.074615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27:49.602258182</meta:creation-date>
    <dc:date>2020-03-27T07:47:32.186667592</dc:date>
    <meta:editing-duration>P4DT1H19M10S</meta:editing-duration>
    <meta:editing-cycles>83</meta:editing-cycles>
    <meta:generator>LibreOffice/6.0.7.3$Linux_X86_64 LibreOffice_project/00m0$Build-3</meta:generator>
    <meta:document-statistic meta:table-count="2" meta:cell-count="1572" meta:object-count="0"/>
  </office:meta>
</office:document-meta>
</file>